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automatic-styles>
    <style:style style:data-style-name="N0" style:family="table-cell" style:name="ce1" style:parent-style-name="Default"/>
    <style:style style:data-style-name="N0" style:family="table-cell" style:name="ce2" style:parent-style-name="Default">
      <style:table-cell-properties fo:wrap-option="wrap" style:cell-protect="protected" style:vertical-align="automatic"/>
    </style:style>
    <style:style style:data-style-name="N0" style:family="table-cell" style:name="ce3" style:parent-style-name="Default">
      <style:table-cell-properties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4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5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6" style:parent-style-name="Default">
      <style:table-cell-properties fo:wrap-option="wrap" style:cell-protect="protected" style:repeat-content="false" style:vertical-align="automatic"/>
      <style:paragraph-properties fo:margin-right="0cm" fo:text-align="end"/>
    </style:style>
    <style:style style:data-style-name="N0" style:family="table-cell" style:name="ce7" style:parent-style-name="Default">
      <style:table-cell-properties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8" style:parent-style-name="Default">
      <style:table-cell-properties fo:wrap-option="wrap" style:cell-protect="protected" style:repeat-content="false" style:vertical-align="top"/>
      <style:paragraph-properties fo:text-align="justify"/>
    </style:style>
    <style:style style:data-style-name="N0" style:family="table-cell" style:name="ce9" style:parent-style-name="Default">
      <style:table-cell-properties fo:background-color="#FFFF00" fo:border="2pt solid #000000" fo:wrap-option="wrap" style:cell-protect="none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0" style:parent-style-name="Default">
      <style:table-cell-properties fo:background-color="#FFFF00" fo:border="2pt solid #000000" fo:wrap-option="wrap" style:cell-protect="none" style:vertical-align="middle"/>
      <style:text-properties fo:font-weight="bold" style:font-weight-asian="bold" style:font-weight-complex="bold"/>
    </style:style>
    <style:style style:data-style-name="N0" style:family="table-cell" style:name="ce11" style:parent-style-name="Default">
      <style:table-cell-properties fo:border-bottom="none" fo:border-left="thin solid #000000" fo:border-right="thin solid #000000" fo:border-top="thin solid #000000" fo:wrap-option="wrap" style:cell-protect="protected" style:vertical-align="middle"/>
      <style:text-properties fo:font-size="10pt" style:font-size-asian="10pt" style:font-size-complex="10pt"/>
    </style:style>
    <style:style style:data-style-name="N0" style:family="table-cell" style:name="ce12" style:parent-style-name="Default">
      <style:table-cell-properties fo:wrap-option="wrap" style:cell-protect="protected" style:vertical-align="middle"/>
    </style:style>
    <style:style style:data-style-name="N0" style:family="table-cell" style:name="ce13" style:parent-style-name="Default">
      <style:table-cell-properties fo:border="thin solid #000000" fo:wrap-option="wrap" style:cell-protect="protected" style:vertical-align="automatic"/>
    </style:style>
    <style:style style:data-style-name="N0" style:family="table-cell" style:name="ce14" style:parent-style-name="Default">
      <style:table-cell-properties fo:border="thin solid #000000" fo:wrap-option="wrap" style:cell-protect="none" style:repeat-content="false" style:vertical-align="middle"/>
      <style:paragraph-properties fo:text-align="justify"/>
    </style:style>
    <style:style style:data-style-name="N0" style:family="table-cell" style:name="ce15" style:parent-style-name="Default">
      <style:table-cell-properties fo:wrap-option="wrap" style:cell-protect="protected" style:repeat-content="false" style:vertical-align="middle"/>
      <style:paragraph-properties fo:text-align="justify"/>
    </style:style>
    <style:style style:data-style-name="N0" style:family="table-cell" style:name="ce16" style:parent-style-name="Default">
      <style:table-cell-properties fo:background-color="#FFFF00" fo:border="2pt solid #000000"/>
    </style:style>
    <style:style style:data-style-name="N0" style:family="table-cell" style:name="ce17" style:parent-style-name="Default">
      <style:table-cell-properties fo:background-color="#D9D9D9" fo:border="2pt solid #000000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8" style:parent-style-name="Default">
      <style:table-cell-properties fo:background-color="transparent" fo:border-bottom="none" fo:border-left="none" fo:border-right="none" fo:border-top="2pt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9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0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1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22" style:parent-style-name="Default">
      <style:table-cell-properties fo:background-color="#D9D9D9" fo:wrap-option="wrap" style:cell-protect="protected" style:repeat-content="false" style:vertical-align="middle"/>
      <style:paragraph-properties fo:margin-left="0cm" fo:text-align="start"/>
      <style:text-properties fo:font-weight="bold" style:font-weight-asian="bold" style:font-weight-complex="bold"/>
    </style:style>
    <style:style style:data-style-name="N0" style:family="table-cell" style:name="ce23" style:parent-style-name="Default">
      <style:table-cell-properties fo:background-color="transparent" fo:border="2pt solid #000000"/>
    </style:style>
    <style:style style:data-style-name="N0" style:family="table-cell" style:name="ce24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25" style:parent-style-name="Default">
      <style:table-cell-properties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26" style:parent-style-name="Default">
      <style:table-cell-properties fo:background-color="transparent"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7" style:parent-style-name="Default">
      <style:table-cell-properties fo:background-color="transparent" fo:border="thin solid #000000"/>
    </style:style>
    <style:style style:data-style-name="N0" style:family="table-cell" style:name="ce28" style:parent-style-name="Default">
      <style:table-cell-properties fo:background-color="transparent" fo:border-bottom="2pt solid #000000" fo:border-left="none" fo:border-right="none" fo:border-top="thin solid #000000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29" style:parent-style-name="Default">
      <style:table-cell-properties style:cell-protect="protected"/>
    </style:style>
    <style:style style:data-style-name="N0" style:family="table-cell" style:name="ce30" style:parent-style-name="Default">
      <style:table-cell-properties fo:background-color="transparent" style:cell-protect="protected"/>
    </style:style>
    <style:style style:data-style-name="N0" style:family="table-cell" style:name="ce31" style:parent-style-name="Default">
      <style:table-cell-properties fo:background-color="transparent" fo:wrap-option="wrap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2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3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4" style:parent-style-name="Default">
      <style:table-cell-properties fo:border="thin solid #000000" fo:wrap-option="wrap" style:cell-protect="none" style:repeat-content="false" style:vertical-align="top"/>
      <style:paragraph-properties fo:text-align="justify"/>
    </style:style>
    <style:style style:data-style-name="N0" style:family="table-cell" style:name="ce35" style:parent-style-name="Default">
      <style:table-cell-properties fo:background-color="transparent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6" style:parent-style-name="Default">
      <style:table-cell-properties fo:background-color="#FFFF00" fo:border-bottom="none" fo:border-left="2pt solid #000000" fo:border-right="2pt solid #000000" fo:border-top="2pt solid #000000" style:cell-protect="none" style:repeat-content="false" style:vertical-align="middle"/>
      <style:paragraph-properties fo:margin-left="0cm" fo:text-align="start"/>
    </style:style>
    <style:style style:data-style-name="N0" style:family="table-cell" style:name="ce37" style:parent-style-name="Default">
      <style:table-cell-properties style:cell-protect="protected" style:repeat-content="false" style:vertical-align="middle"/>
      <style:paragraph-properties fo:text-align="center"/>
    </style:style>
    <style:style style:data-style-name="N0" style:family="table-cell" style:name="ce38" style:parent-style-name="Default">
      <style:table-cell-properties fo:background-color="transparent" style:cell-protect="protected" style:repeat-content="false" style:vertical-align="middle"/>
      <style:paragraph-properties fo:margin-left="0cm" fo:text-align="start"/>
    </style:style>
    <style:style style:data-style-name="N0" style:family="table-cell" style:name="ce39" style:parent-style-name="Default">
      <style:table-cell-properties fo:background-color="#FFFF00" fo:border="2pt solid #000000" style:cell-protect="none"/>
    </style:style>
    <style:style style:data-style-name="N0" style:family="table-cell" style:name="ce40" style:parent-style-name="Default">
      <style:table-cell-properties fo:background-color="transparent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1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42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margin-left="0cm" fo:text-align="start"/>
    </style:style>
    <style:style style:family="text" style:name="T1" style:parent-style-name="Default">
      <style:text-properties fo:color="#000000" fo:font-size="12pt" fo:font-style="normal" fo:font-weight="normal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2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3" style:parent-style-name="Default">
      <style:text-properties fo:color="#DD0806" fo:font-size="16pt" fo:font-style="normal" fo:font-weight="bold" fo:text-shadow="none" style:font-family-generic="swiss" style:font-name="Calibri" style:font-name-asian="Calibri" style:font-name-complex="Calibri" style:font-size-asian="16pt" style:font-size-complex="16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4" style:parent-style-name="Default">
      <style:text-properties fo:color="#000000" fo:font-size="12pt" fo:font-style="italic" fo:font-weight="normal" fo:text-shadow="none" style:font-family-generic="swiss" style:font-name="Calibri" style:font-name-asian="Calibri" style:font-name-complex="Calibri" style:font-size-asian="12pt" style:font-size-complex="12pt" style:font-style-asian="italic" style:font-style-complex="italic" style:font-weight-asian="normal" style:font-weight-complex="normal" style:text-line-through-style="none" style:text-outline="false" style:text-underline-style="none" style:text-underline-type="none"/>
    </style:style>
    <style:style style:family="text" style:name="T5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solid" style:text-underline-type="single"/>
    </style:style>
    <style:style style:family="table-column" style:name="co1">
      <style:table-column-properties fo:break-before="auto" style:column-width="2.301875cm"/>
    </style:style>
    <style:style style:family="table-column" style:name="co2">
      <style:table-column-properties fo:break-before="auto" style:column-width="4.841875cm" style:use-optimal-column-width="true"/>
    </style:style>
    <style:style style:family="table-column" style:name="co3">
      <style:table-column-properties fo:break-before="auto" style:column-width="3.095625cm"/>
    </style:style>
    <style:style style:family="table-column" style:name="co4">
      <style:table-column-properties fo:break-before="auto" style:column-width="2.98979166666667cm" style:use-optimal-column-width="true"/>
    </style:style>
    <style:style style:family="table-column" style:name="co5">
      <style:table-column-properties fo:break-before="auto" style:column-width="0.396875cm"/>
    </style:style>
    <style:style style:family="table-column" style:name="co6">
      <style:table-column-properties fo:break-before="auto" style:column-width="2.54cm" style:use-optimal-column-width="true"/>
    </style:style>
    <style:style style:family="table-row" style:name="ro1">
      <style:table-row-properties fo:break-before="auto" style:row-height="8.1pt" style:use-optimal-row-height="false"/>
    </style:style>
    <style:style style:family="table-row" style:name="ro2">
      <style:table-row-properties fo:break-before="auto" style:row-height="30pt" style:use-optimal-row-height="false"/>
    </style:style>
    <style:style style:family="table-row" style:name="ro3">
      <style:table-row-properties fo:break-before="auto" style:row-height="16.5pt" style:use-optimal-row-height="true"/>
    </style:style>
    <style:style style:family="table-row" style:name="ro4">
      <style:table-row-properties fo:break-before="auto" style:row-height="33pt" style:use-optimal-row-height="false"/>
    </style:style>
    <style:style style:family="table-row" style:name="ro5">
      <style:table-row-properties fo:break-before="auto" style:row-height="36pt" style:use-optimal-row-height="false"/>
    </style:style>
    <style:style style:family="table-row" style:name="ro6">
      <style:table-row-properties fo:break-before="auto" style:row-height="18pt" style:use-optimal-row-height="false"/>
    </style:style>
    <style:style style:family="table-row" style:name="ro7">
      <style:table-row-properties fo:break-before="auto" style:row-height="15.75pt" style:use-optimal-row-height="true"/>
    </style:style>
    <style:style style:family="table-row" style:name="ro8">
      <style:table-row-properties fo:break-before="auto" style:row-height="45.95pt" style:use-optimal-row-height="false"/>
    </style:style>
    <style:style style:family="table-row" style:name="ro9">
      <style:table-row-properties fo:break-before="auto" style:row-height="27pt" style:use-optimal-row-height="false"/>
    </style:style>
    <style:style style:family="table-row" style:name="ro10">
      <style:table-row-properties fo:break-before="auto" style:row-height="33.95pt" style:use-optimal-row-height="false"/>
    </style:style>
    <style:style style:family="table-row" style:name="ro11">
      <style:table-row-properties fo:break-before="auto" style:row-height="11.1pt" style:use-optimal-row-height="false"/>
    </style:style>
    <style:style style:family="table-row" style:name="ro12">
      <style:table-row-properties fo:break-before="auto" style:row-height="15pt" style:use-optimal-row-height="false"/>
    </style:style>
    <style:style style:family="table-row" style:name="ro13">
      <style:table-row-properties fo:break-before="auto" style:row-height="54.95pt" style:use-optimal-row-height="false"/>
    </style:style>
    <style:style style:family="table-row" style:name="ro14">
      <style:table-row-properties fo:break-before="auto" style:row-height="25.5pt" style:use-optimal-row-height="true"/>
    </style:style>
    <style:style style:family="table-row" style:name="ro15">
      <style:table-row-properties fo:break-before="auto" style:row-height="30.95pt" style:use-optimal-row-height="false"/>
    </style:style>
    <style:style style:family="table-row" style:name="ro16">
      <style:table-row-properties fo:break-before="auto" style:row-height="9pt" style:use-optimal-row-height="false"/>
    </style:style>
    <style:style style:family="table-row" style:name="ro17">
      <style:table-row-properties fo:break-before="auto" style:row-height="51.95pt" style:use-optimal-row-height="false"/>
    </style:style>
    <style:style style:family="table-row" style:name="ro18">
      <style:table-row-properties fo:break-before="auto" style:row-height="38.1pt" style:use-optimal-row-height="false"/>
    </style:style>
    <style:style style:family="table-row" style:name="ro19">
      <style:table-row-properties fo:break-before="auto" style:row-height="134.1pt" style:use-optimal-row-height="false"/>
    </style:style>
    <style:style style:family="table" style:master-page-name="mp1" style:name="ta1">
      <style:table-properties style:writing-mode="lr-tb" table:display="true"/>
    </style:style>
    <style:style style:family="table" style:master-page-name="mp2" style:name="ta2">
      <style:table-properties style:writing-mode="lr-tb" table:display="true"/>
    </style:style>
    <style:style style:family="table" style:name="a2ea2e1">
      <style:table-properties style:width="6.692in" table:align="margins"/>
    </style:style>
    <style:style style:family="table-column" style:name="ab517fb"/>
    <style:style style:family="table-cell" style:name="a7f5a12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a21a0a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4901ec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3732bc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97ac9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2bb47c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bb07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93e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1f8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534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aa9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1a2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9428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3ca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b26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891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2bf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ddb9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75f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305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2c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e7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f21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e08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04b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83be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fe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cf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55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43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281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6ca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89d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87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4e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0f8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a8a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a8c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a9d7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22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3f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0a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de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4d6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14d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fd7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41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88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a2d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e26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038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4c6a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1b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6f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b0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e0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3cd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969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6cf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cc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6d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375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437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52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c33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ff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6d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b2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01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392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bc2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a09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e1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d9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e7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54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1fe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eb45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aa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63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24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a8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6bf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2b4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04b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e1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cb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2d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167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38c0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9fbb2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bfa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d7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8c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0d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fc2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93f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822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94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0f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36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7f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4f2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7971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50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be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c9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15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f89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c55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60b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74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91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f44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ad6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7fc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47fb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bc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09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4c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1c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749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202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080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68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03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f51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8bc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582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5433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2b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9b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a8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30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f45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049b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3a64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3bf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0bd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cb2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8598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664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c29a8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d2d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e9b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ede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3dc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361d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4349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cb8a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2eb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257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475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c9e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fe7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7be0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10b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62f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815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411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177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a5e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511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94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3d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d6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e4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ba6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90c6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93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fa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44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b4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9c2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b70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094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8c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09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af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25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278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1069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3a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70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41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67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bb4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3ff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b14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bd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d2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d6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d8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bfc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4d2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3c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82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19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34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8da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fba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a08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e2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28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72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55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90d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00a6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78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8e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8c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cb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056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913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ba5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ef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a2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c8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1e6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a94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503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ad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d2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a4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e2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774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f3d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91a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eb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f7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14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00a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47b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1fb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56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2f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34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a8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ff7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05b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f8b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d1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ca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88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3ce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d3c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a68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b4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32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4a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d3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f61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788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998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77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f3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f8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64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2a2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b3b6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16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0a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0d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83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644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dfb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b6a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6b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11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17e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ff6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12d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0c29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7d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2e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e3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f5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24b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6cf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45e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282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86ce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2a79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5d7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586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ce96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03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64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a1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0f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9f0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703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103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c1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46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b19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c9b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0f9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df6a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7f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d7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cc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55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bc0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7981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dca4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95f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6ca6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5df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e0f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f64e1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a579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692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0f5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cd9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e09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125b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587f">
      <style:table-cell-properties fo:wrap-option="wrap"/>
      <style:text-properties fo:color="#000000" fo:font-size="11.0pt" style:font-name="Calibri"/>
    </style:style>
    <style:style style:family="table-cell" style:name="af3423d">
      <style:table-cell-properties fo:wrap-option="wrap"/>
      <style:text-properties fo:color="#000000" fo:font-size="11.0pt" style:font-name="Calibri"/>
    </style:style>
    <style:style style:family="table" style:name="a34f551">
      <style:table-properties style:width="6.692in" table:align="margins"/>
    </style:style>
    <style:style style:family="table-column" style:name="a50ce59"/>
    <style:style style:family="table-cell" style:name="af46e33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5e4640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43e4f6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543257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10b99b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05e667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609d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345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1fb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be1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e0b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97f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9210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bd9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d1c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b32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d95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c943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33a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61a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49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ba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ca8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c03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2e0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37b6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c5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31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07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26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7e6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7ee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20c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68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78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4d4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57b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8f9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566a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7c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b2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f6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39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ac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22e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9c3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71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e8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84c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c30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3e6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2fe9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f2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c1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2c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28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c78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26d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f5c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c3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64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b96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190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3e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406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c3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8a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75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e5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07d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78e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c30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b8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34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85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70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afc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a3d0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b3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b9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61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c8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997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a10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cfe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22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bd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32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258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c631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689fd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4f9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ae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c7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23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ce4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d07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85f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a5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a6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3e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8f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7f8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60e6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26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0a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f9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09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31a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476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921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80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dc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92c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8a6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784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ddd3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3b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59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bd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6c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84b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628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abd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91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53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648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6b1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ddb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1c80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13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63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2e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33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ff7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2183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a60e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207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963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b852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d13f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5c8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59d0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77e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da1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342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a5a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a386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8064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d575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3f8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d6c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4b4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147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e73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337c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49d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de0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f72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6b5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2376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4c2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61a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f6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00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0c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04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06e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271a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70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6d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13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74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922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9c6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7fb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fb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37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f4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2a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9c5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0ed4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56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3a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3a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0f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47b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f61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7e5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a2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35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be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37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405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03fd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b3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e2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7f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5e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2ba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4f5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c89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dd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49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62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da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6cd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dc4f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dc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49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50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3b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e77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e07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46a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96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bd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26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21f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c59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85b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d9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6f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ec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c8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3d0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874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8362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24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7d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e7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0cf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11a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cf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d4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63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20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44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71b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30c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d50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7e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13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70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5a5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6c0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6e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c7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a2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00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c2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a94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9dd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9f7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2c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fb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e1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5e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b27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6a2f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76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c4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bc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78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5d1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b9f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50b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81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63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3a0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e64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7a1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fa6a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8c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75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07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70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08d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bbe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71b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3f7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3756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862f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c69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333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1eda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68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ed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26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86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816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e5d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42d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1f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81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cbc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a4c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148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64ea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1a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90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c2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95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fcd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e902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f0e2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cf97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229f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659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61e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b525e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090f1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b7b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d47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6cc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97b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1dad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68a0">
      <style:table-cell-properties fo:wrap-option="wrap"/>
      <style:text-properties fo:color="#000000" fo:font-size="11.0pt" style:font-name="Calibri"/>
    </style:style>
    <style:style style:family="table-cell" style:name="a6ed6ce">
      <style:table-cell-properties fo:wrap-option="wrap"/>
      <style:text-properties fo:color="#000000" fo:font-size="11.0pt" style:font-name="Calibri"/>
    </style:style>
    <style:style style:family="table" style:name="ad46248">
      <style:table-properties style:width="6.692in" table:align="margins"/>
    </style:style>
    <style:style style:family="table-column" style:name="af25305"/>
    <style:style style:family="table-cell" style:name="a5f679f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c72751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3d1050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f52ff0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6d809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61639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2fb7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bd0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6f1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a1e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c74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4e4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c235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987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da3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851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467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927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4d6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a4e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11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97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4ba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00e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eb5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33b6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b1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1e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a0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6f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002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f5e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bca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92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f5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ae4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87b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7e0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25be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b8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88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8c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e1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ead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504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9e6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0b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47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505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18e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985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a207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d8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f0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dc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77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a5c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ff5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1f5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bf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50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0e9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fd9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5b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b89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02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a7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85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ee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871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acd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07a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3f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53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16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0a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5eb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ec4e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40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f4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d7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44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08e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b11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d40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47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ac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82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df6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ae31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90d3c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4fc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ab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39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5f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5b2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e5f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041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aa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49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b8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ab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905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203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8c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e1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4f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eb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0aa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6fc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1f2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fa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f7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44e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70f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acc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6602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a0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af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4b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c0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a0a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16c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2b4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25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c0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a21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707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69c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1b68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ea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cf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0e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8a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d8d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9de4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758c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cff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6df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1de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3add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5afe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b5881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1ed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549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dea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a65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224a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1a7d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745d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25a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5ab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868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c07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46c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38f8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8e5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c96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914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eb3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ffc6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a76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5fe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6f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10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2a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c9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1df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1c34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a5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8a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c4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1e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704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ac0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7c3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52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5e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8d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c2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5e3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50a2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e3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e2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c1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d9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2a8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8d5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451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11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3e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4e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47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787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f622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44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0b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37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53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22d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5f1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619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35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d3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ed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4f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65d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b23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5d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50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8e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21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667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848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58a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fd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96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cf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e79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9a7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b76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2c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1a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70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06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ec1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bc0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969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b9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45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5c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55b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973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4e1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ba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51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a9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8f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7f2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954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921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bd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bb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f3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fa9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952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cff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f3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00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16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7b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af9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246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ac3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36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cc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63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62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19d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53da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7f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0c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f5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aa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3c1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166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35a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98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1e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fbd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5b1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c85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9d21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6c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ae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51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ae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58c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b5e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874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0b1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1ef0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cfd0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53f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594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0d56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84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57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2d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1b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319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a22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7af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ab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a3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9da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f28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32c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a8fe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94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91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d7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b6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071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6691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2252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c9d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1f42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214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010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ed07a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fdbee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195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a97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d9d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a51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b2f2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f89e">
      <style:table-cell-properties fo:wrap-option="wrap"/>
      <style:text-properties fo:color="#000000" fo:font-size="11.0pt" style:font-name="Calibri"/>
    </style:style>
    <style:style style:family="table-cell" style:name="a9e15e8">
      <style:table-cell-properties fo:wrap-option="wrap"/>
      <style:text-properties fo:color="#000000" fo:font-size="11.0pt" style:font-name="Calibri"/>
    </style:style>
    <style:style style:family="table" style:name="ab9a3a5">
      <style:table-properties style:width="6.692in" table:align="margins"/>
    </style:style>
    <style:style style:family="table-column" style:name="a3aecee"/>
    <style:style style:family="table-cell" style:name="a167882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4b4d7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c3677b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a7f987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cafd7a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bd5f7a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a242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6c7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535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247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0e8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924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02d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4f5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13c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d80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f28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ab3e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bb3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014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cb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58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cbe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30b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05e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5cbd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cf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dc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58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3d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ca6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36d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083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1a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cb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936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bb1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361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a1cc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c9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ec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d1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44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b70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56e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9bc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1e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da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2de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c19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aef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e178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c7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92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8c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fc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0c3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04c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1f5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48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1b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f3b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feb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89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289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41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f0f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07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b0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050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42c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d64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98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7c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a7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94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e9b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e6e5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2a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27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13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7a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67f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fc9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c0b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2f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30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d2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aea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0e34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2b7d1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361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21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a4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8d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e04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34b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8c3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11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28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fa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c3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2e4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bd85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0b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be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7a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27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3d2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854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716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52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b1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fba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6eb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c2a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d8eb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8e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11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6c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ca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bc1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8e4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6f9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c9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00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b66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ab8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c83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2afd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ce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71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4d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86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c8a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976d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11ce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f85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3bc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6bb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9609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9123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3e201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125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0af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e0e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472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b3e2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a4b8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6cd9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775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1ca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034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4b3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cbd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811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a25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c70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2f2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521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990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cf7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b72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4b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65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c3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8c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250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909b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90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e3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94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30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d0f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ed9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482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58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c5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d3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a5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3fd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6094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de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e8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00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f3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dc8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41e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fa6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06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c1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f2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32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e13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c318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48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3a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8f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c5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584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b4c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f37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21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51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96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73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3bc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f605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49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dc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70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39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2f1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9da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e33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c8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ae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00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856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6a1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7ef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5d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77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21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35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db5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69f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468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42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dd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d1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9b6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1e5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221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9f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0f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c9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d4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afd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4d5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83e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30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c8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1a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5ec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366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14b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e9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80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e3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24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616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c0d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538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dd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e8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96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2b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e21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553b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af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c2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5d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2c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8a4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4e4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141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33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8d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c37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74e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0da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091c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e1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8f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40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18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fd5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0ff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de9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aea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2755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4f2b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6dd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2f2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514a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41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16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e1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f6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09d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9fd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cb2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ad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aa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5b0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af4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c09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e628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5f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74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ba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7d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c90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d066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1683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c195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82dd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42e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fd1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8e5e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e1b20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753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363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3fb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4be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f9fa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bd04">
      <style:table-cell-properties fo:wrap-option="wrap"/>
      <style:text-properties fo:color="#000000" fo:font-size="11.0pt" style:font-name="Calibri"/>
    </style:style>
    <style:style style:family="table-cell" style:name="a41f0e8">
      <style:table-cell-properties fo:wrap-option="wrap"/>
      <style:text-properties fo:color="#000000" fo:font-size="11.0pt" style:font-name="Calibri"/>
    </style:style>
    <style:style style:family="table" style:name="a3ef562">
      <style:table-properties style:width="6.692in" table:align="margins"/>
    </style:style>
    <style:style style:family="table-column" style:name="aa7b221"/>
    <style:style style:family="table-cell" style:name="ad2d4da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725f87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c66a9c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a962a9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cd6911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d6b9b6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b946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758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1a0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57e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286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e66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ebfb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95f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c54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aad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dcd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a5a6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71d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1d5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99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2a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e04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4f5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ade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1f57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78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8b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5c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d2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697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9dc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06a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9a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49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c39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d9f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fae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0fb2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35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b9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a6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ea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b9a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189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cdf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d3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78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679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78b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9c3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d108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f8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49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07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77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abb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375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b38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7d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83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53f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e56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02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4ed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bd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c0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34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05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314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a89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e5d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b6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81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05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20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334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af94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28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30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d2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de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781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d25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7ea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77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08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c1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f27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85f8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62069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540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56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ff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e5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72a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7b5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a72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b1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44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78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42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d58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8818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82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a1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c9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dd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154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2d6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b10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0b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4c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4fb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04d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348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106e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c7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47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56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b2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fbd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f0a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a6b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f1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14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96e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85e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65a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3060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db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28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5a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ff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214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a49b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91c6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f90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787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e98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c2a1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42c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94f5e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43f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a1b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578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620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195c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86e5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9590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b02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4b7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c75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ee0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78f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ecec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1ed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71c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7fc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590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3d0e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a83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01b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ff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ce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67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d1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7ad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a4be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ea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80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b8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af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bc7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5cc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c53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75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70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3a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6b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872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698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f1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83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f5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ac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d73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4a9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79e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cf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8c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53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2b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aeb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4abe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10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f9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e4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11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a85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e33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28f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bf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73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f5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19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a86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9349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86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59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d8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5d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463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7ed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7c3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f2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2c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81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b77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3e3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61d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02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bf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e0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94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d30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675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209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43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8c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32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018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efe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f30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be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3e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9d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16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d7c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a16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4ed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57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fe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a9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64e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9d0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21c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dd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c5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cb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94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2ef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cb9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f3d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71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72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55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72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056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3419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96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61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ee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cb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453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56e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1f9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75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dd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ea4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b06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54b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45e6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70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69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d4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26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5d2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90c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319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c42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93d3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8f58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3fc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f19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d4de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90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9d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08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d0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5c3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f8a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29e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94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a1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f9e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627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6ff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0167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e9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ba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89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06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49a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6697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0b29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17d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468c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af5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4355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959b2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e4bba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176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1e9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b2c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b26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dbb2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de37">
      <style:table-cell-properties fo:wrap-option="wrap"/>
      <style:text-properties fo:color="#000000" fo:font-size="11.0pt" style:font-name="Calibri"/>
    </style:style>
    <style:style style:family="table-cell" style:name="ae3e2c5">
      <style:table-cell-properties fo:wrap-option="wrap"/>
      <style:text-properties fo:color="#000000" fo:font-size="11.0pt" style:font-name="Calibri"/>
    </style:style>
    <style:style style:family="table" style:name="a6888f9">
      <style:table-properties style:width="6.692in" table:align="margins"/>
    </style:style>
    <style:style style:family="table-column" style:name="ad7d03a"/>
    <style:style style:family="table-cell" style:name="a164a83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e725f6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efce45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55492e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77d0e8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782f02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e24d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bf1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6c5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fbc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21c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c2e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2e9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46a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c12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16f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229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8f15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447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cfc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d8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18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456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ab1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e20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9f9d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ff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ed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57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2e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12c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737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ed6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db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3e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072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990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3d0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bde3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5b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4c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e52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1c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c6d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87d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44e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2e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d7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048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4e2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0f8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b0db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80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f1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7e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5d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5f9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4e1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c43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3a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7d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705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d02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49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7bc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68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0d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08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32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02e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12d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efa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2c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d0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89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30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480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c0ee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3b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39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dc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9c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592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d28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c13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65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e9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e3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4ad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5040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b89c1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89d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a7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85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c8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d12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399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87e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9b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bf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52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e7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b33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60d6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f3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71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ab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97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741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44e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35b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45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bd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5ad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fc8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2ad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4c5b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e7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83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83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28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830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62e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763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fa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01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ebd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729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489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f34b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e5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09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cc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ff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d66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35f9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7d22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741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72a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8b4a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6634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e8d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e3922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c21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15f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3d9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c42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7e9d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2d8a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abb8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8e6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cfb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e5f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46d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2e8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eee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0f8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d1f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4b3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536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5be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44b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1c9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6a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fe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49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f9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85a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7847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b4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bd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d4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ff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6f9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f5d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f77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ee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29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af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fe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82a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e2e1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d1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ea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1d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1f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5a3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fd3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330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82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5a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6d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e0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4e1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a435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4d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0b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f2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3f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be6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906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f85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97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b4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03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0a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684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86d1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28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08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2c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e1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df5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d9b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2dc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c4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50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70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a1b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ce2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9a2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79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62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f8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3f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140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ab7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149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16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91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b3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924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e86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ec4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7d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21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3d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e5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5d9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2ba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1c2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06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5c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aa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802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de4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43d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61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2e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73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4f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cc1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bc0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f3b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c4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13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18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bd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f9b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8589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84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6c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83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e3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404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e47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997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0f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ce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6c7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fd9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fb5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8120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d5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1d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61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03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41d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e22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813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cd3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573c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b7ad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5fe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775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2a6f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37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c0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89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17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040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21c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e3c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b2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47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057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823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9c8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7fdc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a5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67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83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55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250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08da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5ecb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4d1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0d74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ab7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efe2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0191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bbca0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ef3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132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4b6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173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5fb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38cf">
      <style:table-cell-properties fo:wrap-option="wrap"/>
      <style:text-properties fo:color="#000000" fo:font-size="11.0pt" style:font-name="Calibri"/>
    </style:style>
    <style:style style:family="table-cell" style:name="a550762">
      <style:table-cell-properties fo:wrap-option="wrap"/>
      <style:text-properties fo:color="#000000" fo:font-size="11.0pt" style:font-name="Calibri"/>
    </style:style>
    <style:style style:family="table" style:name="a8a59c2">
      <style:table-properties style:width="6.692in" table:align="margins"/>
    </style:style>
    <style:style style:family="table-column" style:name="a2bc52e"/>
    <style:style style:family="table-cell" style:name="a117e9d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8244f5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c93fd6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667fb2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7530d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8ea80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5221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ae5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38e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9f6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334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0fc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a3b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588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7b4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e12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1af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13e0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ac8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941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e8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42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52b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4eb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56f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3499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13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99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d0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00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f9e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8b4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a89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5c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0c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0a3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87b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ac5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49e6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ee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dd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15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1d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6aa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691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236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55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af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06c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31a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600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02e4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bf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ec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bc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80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0d7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0ba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04d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49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de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741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02b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8a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ef4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9c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9a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4a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4a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3c2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7f2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682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14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9b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2d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ab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ed5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15dd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71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70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97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ee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1dc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4fc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2a6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f5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8c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30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63f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4861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cd3f0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f3f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34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ec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ac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9af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25e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441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33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8d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6f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39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180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f710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0e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c9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dc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78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d38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95e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72d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ef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6e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59a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e85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bae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36af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9f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9f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1d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20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878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613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e14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ff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79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4be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1cc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cb9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0f36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9c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00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a6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d8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a1b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4a9f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3f81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f39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f44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a8f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8a02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8885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d9db3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cf7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f79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314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557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03eb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8b79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c601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5a0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93d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a27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39c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9b7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2d3f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ea9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afe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322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a44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e80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041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45c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ef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ff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1f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7a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652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d33f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6a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c9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82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f8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033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cbd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3ca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a6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95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a7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7e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783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11ee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e4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44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22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61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569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001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e65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e6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1a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61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2c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b1c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0f17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05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1a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28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65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1e3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9fc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eb7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7d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fa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e4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36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f66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4f23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39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31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32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7d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d27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779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a6d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8a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f2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a0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d3a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151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df2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76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97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38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32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658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1bb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68c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6b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5f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ca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1ad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dd2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e0e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41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f5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0b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f6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d1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ef4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9f6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7d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8d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92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aca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1f8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668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a4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be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b0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01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753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08b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cfe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4d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96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bd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f3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166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8afa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73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c6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f9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87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5a8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a89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392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86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f7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f9e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4c5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419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8eec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f9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69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d0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ca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647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c99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6fa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c8e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1aa0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1ba4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a8e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142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d9f2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3a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5e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fb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dc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da7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b6b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207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2f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63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564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202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cab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3799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2f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52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1b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31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807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3aae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773f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d652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205e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e13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efb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553e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15c58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311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3df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084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cff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f4c0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3c1f">
      <style:table-cell-properties fo:wrap-option="wrap"/>
      <style:text-properties fo:color="#000000" fo:font-size="11.0pt" style:font-name="Calibri"/>
    </style:style>
    <style:style style:family="table-cell" style:name="a04ee13">
      <style:table-cell-properties fo:wrap-option="wrap"/>
      <style:text-properties fo:color="#000000" fo:font-size="11.0pt" style:font-name="Calibri"/>
    </style:style>
    <style:style style:family="table" style:name="a65b877">
      <style:table-properties style:width="6.692in" table:align="margins"/>
    </style:style>
    <style:style style:family="table-column" style:name="a12a431"/>
    <style:style style:family="table-cell" style:name="ae26059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8f8714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35f7d7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b67636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d9c8da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dc9132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08c1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0f4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6d8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30e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ba5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239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9a4b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cb8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c08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6ab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129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495d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169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311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d2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c0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e40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a27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351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732e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1b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c6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11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44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ec9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fc6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79f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04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84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b25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a3c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35b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9455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17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56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ac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ed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515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1b1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aae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5f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70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b58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971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ffa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6f17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30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1a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ca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42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4c1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e15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9af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1c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dc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370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7c9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a6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802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19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74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a7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c1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eb0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72d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752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f5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79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89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61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6aa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00f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53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83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b7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b8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323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6d8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83b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14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93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fc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27f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95f5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afee0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c3a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9d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8d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9b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3b1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b2a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1a1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1b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21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77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9c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491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5c0e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42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a4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9d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a7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e24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4c2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09b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8b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7b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1d9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bd8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652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c2a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bf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ec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ac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bc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618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b4b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78e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0d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50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a4e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f03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dec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7cdc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0a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22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3c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91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809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1f38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abcd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9a8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028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bdd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c2b9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2a6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74b66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416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7e8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0fe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7a1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0de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1625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ea4e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287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879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a65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1ed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68d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ee2f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557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14f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5b7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367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e499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5e4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a4d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24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f2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a8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96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29f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dad9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6c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9e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c4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80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1b1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ca7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469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94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b2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38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33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356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10b6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7e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df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69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90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df4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d4c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e50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37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a9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37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1c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e72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8aee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55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b8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9d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0b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db5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64e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80b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a2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a2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ea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79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153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6180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29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1a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14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78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20a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325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d4a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67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b2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b1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483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aa3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c72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21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2c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db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97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0e6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f30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1db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2e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44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a4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abe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e7b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8cf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ce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44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84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ca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fc0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ef1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483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8e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28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94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102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093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4b4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6d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95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c0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80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e3b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b52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885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76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a1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5e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cc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1bb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e115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b4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cb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ac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d2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127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676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4ab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dc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b7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fe0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463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5f0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4fe5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c7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ec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97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1c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233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e48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a20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d15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c7bc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04ff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782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84b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89e6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50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f9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b1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ab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a6d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c8c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0ac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fd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30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83e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912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b3e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1d1d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25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80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ad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84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e66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4ff9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c31e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7461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f24c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7e9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8fa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95e5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6cc8f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0a3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66d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ac8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13c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50c2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74b5">
      <style:table-cell-properties fo:wrap-option="wrap"/>
      <style:text-properties fo:color="#000000" fo:font-size="11.0pt" style:font-name="Calibri"/>
    </style:style>
    <style:style style:family="table-cell" style:name="a61f3d1">
      <style:table-cell-properties fo:wrap-option="wrap"/>
      <style:text-properties fo:color="#000000" fo:font-size="11.0pt" style:font-name="Calibri"/>
    </style:style>
    <style:style style:family="table" style:name="a4490f6">
      <style:table-properties style:width="6.692in" table:align="margins"/>
    </style:style>
    <style:style style:family="table-column" style:name="a11d551"/>
    <style:style style:family="table-cell" style:name="a24e235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883df2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77fdb8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4d3931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eb8c40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8f8522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38a6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73a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b81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e25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c7b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910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498c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c4a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9d8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ecb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040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e928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7bc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ade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b3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79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2f1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b54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28d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d301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cb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13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a0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5b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613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b09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c5f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f1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65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6ec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89b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079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110c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99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ff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55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11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0df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640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3a9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57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fd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842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c67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d7b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6259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c4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7e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8f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08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62d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6e5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b25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d9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9b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42b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ae1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31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97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a9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fa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bb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34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7de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4d7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e69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fc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72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17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ed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dd2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ab8c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3d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71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68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c3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32a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e5b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ac5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92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9c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4d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888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21cb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e2f0d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6dd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1d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be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70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e76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842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2d4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57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d9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7a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dd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f4b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7ca2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65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c7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9d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5f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820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484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a3f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07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41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6cc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8de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cc4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fd18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b1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63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40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29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519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2c7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a4b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33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b0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1d7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fd0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da0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3f34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14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78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12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36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fe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1dcf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a33f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01e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f4d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9d9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52fd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d86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42009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0d9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769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054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4a7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9ca6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a3ee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90de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56d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9c4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3dd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65b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0cf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77b6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1b7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481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eef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991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44d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d96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d08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7f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5d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f2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e8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869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2ecd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35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3c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24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14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53b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b7a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79e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87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a1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40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70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d83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158b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8d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f9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65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33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ac6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1a8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082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3b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1e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db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a8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ec3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581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4a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c0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15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f1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248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dc3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c14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9c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fa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ec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4f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31f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ae37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4c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07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27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f7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2a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fad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002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0e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28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59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12c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c93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c72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0d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5a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60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62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636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8e9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fee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df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7e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61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55e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e56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36e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8c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e7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47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49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4f2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54d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836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f1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43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b7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b63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057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d53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f2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38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75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b4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288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370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a49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05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5e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86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89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382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171e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de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25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bf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f7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f88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546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70e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bd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c3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ec3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7a3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f87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a8e8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49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f3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4e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38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0db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88d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857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acf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86a1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3b18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d45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50b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7c6f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74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bb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21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f9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c3e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160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6a2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5e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19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a33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be7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87d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3f18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94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4d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4a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d7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a2b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b500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26c5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f291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4ac9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4d1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348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1452e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3cf64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47f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9ad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173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bbf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02d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e5ab">
      <style:table-cell-properties fo:wrap-option="wrap"/>
      <style:text-properties fo:color="#000000" fo:font-size="11.0pt" style:font-name="Calibri"/>
    </style:style>
    <style:style style:family="table-cell" style:name="ab633eb">
      <style:table-cell-properties fo:wrap-option="wrap"/>
      <style:text-properties fo:color="#000000" fo:font-size="11.0pt" style:font-name="Calibri"/>
    </style:style>
    <style:style style:family="table" style:name="a0246f8">
      <style:table-properties style:width="6.692in" table:align="margins"/>
    </style:style>
    <style:style style:family="table-column" style:name="a825fb5"/>
    <style:style style:family="table-cell" style:name="ad00576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f67817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dffb48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480d38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23aeff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93c975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3a42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9a0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574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08e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06e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cc0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812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41a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186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f95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533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f2a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1f1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d28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85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94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611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445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8c9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4ca8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d0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26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92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22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668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6de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614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83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24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801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82c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ab2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9e19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14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e8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65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68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23c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32f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354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85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36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25a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26e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fd9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e4f4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d8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9c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ab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fe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fe3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0eb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120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52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db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2d8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b89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b8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74c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50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c4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f7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fd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909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e04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ee8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da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61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66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88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cc8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4cd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3b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88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13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7d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eaf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817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69e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e6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ab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66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98d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d435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37adc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1e1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e1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3d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09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ab8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487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165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6a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1f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a0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da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b91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4804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f0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c7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1e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c5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5d9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95d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2f7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db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a2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f6c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2fa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adf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91d1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27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a3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6f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ca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0e8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4a3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4e7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c4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1a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93d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0c3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09b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cfc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3d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38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b3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a5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68d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65f1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9d36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288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daa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4b2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9a5e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61f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fe858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4a3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d19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83f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f9d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79bf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d9c5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9efb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da8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4ab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0a7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f88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470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4275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74b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74b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6b7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cb0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cb3e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3e6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144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5c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32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05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10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808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a568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15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50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72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55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eff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f32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85e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57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e1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b5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80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daf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eeab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db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a5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16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ab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b5a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d4a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ff2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27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a6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18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77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895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39e9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b8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be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4b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36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55a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b4a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b61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e3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b8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4d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48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f03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44ea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e2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1c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35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92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e72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1d2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0b7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ec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36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35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a6c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0c7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8f4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78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6f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d4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12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ac7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cb3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7d2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d3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41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03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494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ad0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630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e1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02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dd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fd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ec5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409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f5a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d6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fc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f8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c51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126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40a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8c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79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44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37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c96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2a8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458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46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30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f6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29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e3d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cc39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12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6b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862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dd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76a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321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dc5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d9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07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6c8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268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87d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f1e1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82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4b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b0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7b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7fa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4ff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b2c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f5d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5691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dd03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b50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75c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a9fe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3c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b2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17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73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de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7e0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079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47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f0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f28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a99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e91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4775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af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bb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fc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9a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e66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45d6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2a47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5dc3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cae5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923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bd0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d01a6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7f520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0ca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582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671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d95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324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53fd">
      <style:table-cell-properties fo:wrap-option="wrap"/>
      <style:text-properties fo:color="#000000" fo:font-size="11.0pt" style:font-name="Calibri"/>
    </style:style>
    <style:style style:family="table-cell" style:name="ae33a7e">
      <style:table-cell-properties fo:wrap-option="wrap"/>
      <style:text-properties fo:color="#000000" fo:font-size="11.0pt" style:font-name="Calibri"/>
    </style:style>
    <style:style style:family="table" style:name="a456267">
      <style:table-properties style:width="6.692in" table:align="margins"/>
    </style:style>
    <style:style style:family="table-column" style:name="a9b31f1"/>
    <style:style style:family="table-cell" style:name="a734106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2d7ad6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182d69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9e4706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03daf3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022bc0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41a8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691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90c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137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df2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3ac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f59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765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0d0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81c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1d0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028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b22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55b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22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e5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7c8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b3b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668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dc4c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d3f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79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11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7d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9c5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690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4af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cb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91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446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0fc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34a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e6e7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6c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23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eb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55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b7e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15c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d72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24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de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bf8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636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ae3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e36f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2f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79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05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55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038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2fe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652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43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ae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b2b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6d9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53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62b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6b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2f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db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bd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da3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d0e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250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7b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90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77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7e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c9e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9144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fe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f5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10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b9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b32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d07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439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e3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47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71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ca4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b441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addad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8e4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6f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05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dd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f32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b51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df7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7c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2a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11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2d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3d6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04de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8b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9b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c1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04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8e7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adb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cb1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b9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c0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e83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0aa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f87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1ea8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f9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55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bd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49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e35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2f8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b8c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d1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13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a12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83a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39e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d9af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67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c4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ea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d9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73d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9c37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70f9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471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bbc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444a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c704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3a75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fa903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2bd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d46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cef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1ac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15d9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0e61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e4c4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2c1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8a1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f9e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b1d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2f5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12f5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015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471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925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49c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fca3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543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89c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f3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7b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63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38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b07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4ca8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b0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3c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ff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4c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a09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e37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19a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ed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6df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65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65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cfc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b65c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e7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82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79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55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306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343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81b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12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d1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ad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c0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348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8c3c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f8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77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6c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93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7e1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c84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118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a4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fe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0f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f0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349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7e23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83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f7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09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3b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fa1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0b1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b0c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f0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d1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b8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321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fd3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6ee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34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75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a3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42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9f2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c21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448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51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ed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11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b6f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c9c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1f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21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4e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f8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a4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840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af1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d252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0f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e1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40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38e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d7b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bef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fe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b0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43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20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390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b7c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bf3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c6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54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76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89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f84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1d18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7e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7a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02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0b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a45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09a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7ee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85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d4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e19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90d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ba5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fbc3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0d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64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b5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58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b01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0bb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0f3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b09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2258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512f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b55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646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2615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83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1b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c8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bb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835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363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fb1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82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bd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689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e43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fdc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d8f5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fb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40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b6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a1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0be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c8af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038a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e50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baf6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838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9cc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121a2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17432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913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8d1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8e6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fd2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d309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9b07">
      <style:table-cell-properties fo:wrap-option="wrap"/>
      <style:text-properties fo:color="#000000" fo:font-size="11.0pt" style:font-name="Calibri"/>
    </style:style>
    <style:style style:family="table-cell" style:name="aa31f01">
      <style:table-cell-properties fo:wrap-option="wrap"/>
      <style:text-properties fo:color="#000000" fo:font-size="11.0pt" style:font-name="Calibri"/>
    </style:style>
    <style:style style:family="table" style:name="ab193f2">
      <style:table-properties style:width="6.692in" table:align="margins"/>
    </style:style>
    <style:style style:family="table-column" style:name="a2e816b"/>
    <style:style style:family="table-cell" style:name="a042a3d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c7e3e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d4f882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58b4ad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1834a9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c54742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73c4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090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d49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516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6f1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503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75b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51a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7ae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003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566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be1b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f9d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3f6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5c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f9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873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5ec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c8c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29fe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a5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4f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87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3c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965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59b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e11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f5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b4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a13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01e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f9b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13d7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81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a0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ae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89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0cb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bdf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4fb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29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67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c97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f29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68d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3c60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72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2f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27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66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a47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69f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40e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3c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cd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143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988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35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8e8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ff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14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39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07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5e2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cd4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85f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38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a3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34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ef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3bc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0cb8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b4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2b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48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88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535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ffa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7b8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2f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8f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01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95f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c5ed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46735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676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5c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b1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f4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386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f23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10b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32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b4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0e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3e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c1d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a5f4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89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18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cf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52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491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2cb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c70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f9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d4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cf2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010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f6e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9b4b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1c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c5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ae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26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120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b46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21c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dc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00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c9c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0e8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c09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2e21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71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d2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f3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62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225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f3a9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287d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9be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d17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6dc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facd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d9f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9b48e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81e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469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e7d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dfd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2af9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2bc9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eb59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a18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aea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84c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5e8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b23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cbc5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040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d9d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94c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707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f39e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e0e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abf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22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50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d3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67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80e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66d8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a4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0b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91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db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1d2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15e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fb7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89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f5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2b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86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5f6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39b1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0c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d9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c4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a6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167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daf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fd5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47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c5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dc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3a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3e4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fd0f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39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dd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18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ba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9f0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f89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4d0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e8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6b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36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0f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ad0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611a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e0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90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c6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9e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4e7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8bd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f41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d8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1e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13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d03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69c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e12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c3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ec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5e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39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477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665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8fd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b0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77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36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593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8ac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255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ac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43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4d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d9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534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ca1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021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0b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2b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f4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f53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5a6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0b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68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32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d5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47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9ea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849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174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fb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87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ca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a0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87f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8db9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7c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37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28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6d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12f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4e3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fb3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3c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1b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f25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2e3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1e1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cf89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ad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c0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33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8c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a77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072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e99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41c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764a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f9e8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ce9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2a7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4726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86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91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3b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86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c7b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0de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4d0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dc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4c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8ea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ef9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df1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9b37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96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4a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61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78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8e2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2821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1f62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14b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7750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cc7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2c8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3e32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50e7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76d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c09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ef5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427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8adb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038d">
      <style:table-cell-properties fo:wrap-option="wrap"/>
      <style:text-properties fo:color="#000000" fo:font-size="11.0pt" style:font-name="Calibri"/>
    </style:style>
    <style:style style:family="table-cell" style:name="aeb00b6">
      <style:table-cell-properties fo:wrap-option="wrap"/>
      <style:text-properties fo:color="#000000" fo:font-size="11.0pt" style:font-name="Calibri"/>
    </style:style>
    <style:style style:family="table" style:name="a584b66">
      <style:table-properties style:width="6.692in" table:align="margins"/>
    </style:style>
    <style:style style:family="table-column" style:name="aeee423"/>
    <style:style style:family="table-cell" style:name="a7532bd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355c1b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a7c7be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f09def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a35406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bac22a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629c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332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18f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4ed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322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25f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1f7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a27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450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c2e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4e3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24a3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fe4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204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54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6c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915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cc6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a6f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c929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67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13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8b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54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aef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822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306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24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c8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f03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fba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87d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7cfa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14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0d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73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a1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b23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252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472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20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62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8ca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ac8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a1e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d4a6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93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f2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b6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26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bc0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186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0bd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85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c7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688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500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23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343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69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39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af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3c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b0b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bff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f7f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ad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9e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ca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e4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250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afc5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7c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3f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83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a4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a90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f5c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eb1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91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85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e4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f9e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1fed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2b72a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802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98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6e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73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350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477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ec3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a0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a9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e1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ce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2c8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01e1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65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ed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04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e9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f7b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9ab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a6e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c5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a2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1e5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49f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95f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4fde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b0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db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b5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f7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bd0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7a2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681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66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1d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8e0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f34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235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47b9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1f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40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cf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2e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2b4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bb89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6889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404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d3a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9296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b261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7276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d7f21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906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d17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729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cd2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70f3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070f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2922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988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88e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554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ac2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775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c1fc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6a5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187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6b7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ed2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436d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ce0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3b4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ad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8e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17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f6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7ff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a91b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79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25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99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29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b2d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ec1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6ab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af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ed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76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c2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dc6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590d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e0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ce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fa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47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ac4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861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fee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2b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fb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b7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fb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28b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779b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40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45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08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2c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320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651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dbe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96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dc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aa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d5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e6b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bcd3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d3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2f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1c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fe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4d6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630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e5c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b5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56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6d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e27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1d8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8ab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8d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41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ba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b7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6c0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e60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69e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fb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fe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10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76a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18e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b48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ae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a0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c4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dd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d4d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9d6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d0f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68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ba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0c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29c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459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78b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67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a1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9e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ef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48e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6a3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d1e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95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2b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3c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2a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0c6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502a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d8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ae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c8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10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83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c63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a21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d2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3f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993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d90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f04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4aad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9c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0b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8b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81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9d3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a6c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851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1d2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f3af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cf67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02e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869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ba9f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e3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8f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e5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e9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dbf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804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a65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c7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a0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225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9df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5e7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90e9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42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d6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e0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a7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08c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a688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4e1c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c3f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0107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e49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7478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19bd5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e59a8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517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c8f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a4d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e5b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ea13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255c">
      <style:table-cell-properties fo:wrap-option="wrap"/>
      <style:text-properties fo:color="#000000" fo:font-size="11.0pt" style:font-name="Calibri"/>
    </style:style>
    <style:style style:family="table-cell" style:name="a66eb92">
      <style:table-cell-properties fo:wrap-option="wrap"/>
      <style:text-properties fo:color="#000000" fo:font-size="11.0pt" style:font-name="Calibri"/>
    </style:style>
    <style:style style:family="table" style:name="a2ee380">
      <style:table-properties style:width="6.692in" table:align="margins"/>
    </style:style>
    <style:style style:family="table-column" style:name="a27b714"/>
    <style:style style:family="table-cell" style:name="a3986b8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dec6df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490ae2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fb3852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410f4b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3b770f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72dd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7c0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d4b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8cc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617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aa8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9aac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c0f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f1e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683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c68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fa11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77b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e07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ac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2e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103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124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2f3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8ca1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2c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6e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4c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7b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a88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9df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85a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86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1c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de0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c17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00b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397a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25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d2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99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3f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46c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44b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1d2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78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b4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eb4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bc1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927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b40d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f4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cb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2b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54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10c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eb2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3b6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66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be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752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8db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ab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d98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6d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a1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50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89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d8d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91b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bab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dd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ab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4d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3b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a1a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b318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42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66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4f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1a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6cd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4a0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a14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83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64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08f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5d0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0a83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c1d48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872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55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16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0b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f18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517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78b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a8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0b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1b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d6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822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1f4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7a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70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42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fa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909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95d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470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bf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d3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153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5ca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920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5bb7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32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7d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5f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75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399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973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403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2f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a5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7b7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cef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c7f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4034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3c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80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01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ec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13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672a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977d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bbe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613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fff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900b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e1d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ff7a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8e0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329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f6e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8d6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9e58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350d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ff0a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99c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15c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247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1a0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056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ac0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9c3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b0c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634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d4b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3af0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4af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0a3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59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30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65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73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266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82b8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c0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b9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0a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31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621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e20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46f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3e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75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f0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4a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af5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b4df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82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c5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db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46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35a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68a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05b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52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2e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bc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e0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69a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0a0c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b4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a0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29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96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548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b3b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e53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67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60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f3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0d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8d8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90f8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20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f9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ce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08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781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963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ee3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29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f5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7d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21f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1da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de1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6e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bd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f2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67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391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b2a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966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84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f6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72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51c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336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2e4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d2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0e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e5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c4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ec2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67f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99c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de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da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20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3d7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80e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8fd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56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f4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81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30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890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82f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cf3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a4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2e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35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a5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54d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d3a7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95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a9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42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fc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23b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2b2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9f0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28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b7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93e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4c4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00e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24c0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b0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e7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ef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4d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381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bbc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d05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c3e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755c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f73f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d22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dae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018f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6c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d8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aa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ec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3ee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324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548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76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c7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f1e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771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86e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d801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05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6c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ef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f1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30a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e334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a6f8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2272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12ca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d7a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0bb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e414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6c739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f68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7fe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eaf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bac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e683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a23d">
      <style:table-cell-properties fo:wrap-option="wrap"/>
      <style:text-properties fo:color="#000000" fo:font-size="11.0pt" style:font-name="Calibri"/>
    </style:style>
    <style:style style:family="table-cell" style:name="a5bd094">
      <style:table-cell-properties fo:wrap-option="wrap"/>
      <style:text-properties fo:color="#000000" fo:font-size="11.0pt" style:font-name="Calibri"/>
    </style:style>
    <style:style style:family="table" style:name="a61f57e">
      <style:table-properties style:width="6.692in" table:align="margins"/>
    </style:style>
    <style:style style:family="table-column" style:name="a69d6da"/>
    <style:style style:family="table-cell" style:name="af859b8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74f991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c46457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2b4169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40bdef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02e0ab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d086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031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9b9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e45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9c1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2b2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64c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dea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75d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4a0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a7a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8e0c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82e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ec6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93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bf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94e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d7f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b59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0b17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1d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62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a9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f9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af6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e27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fb4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77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e5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795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788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1d0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67cf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9b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a4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9a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cf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cb4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13a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631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f1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b1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7e4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a40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241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d6af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c7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48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61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6f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b82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848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f2b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bf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64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45b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df4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40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563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ba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af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77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a8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d4f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76c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800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93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61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4f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77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260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d9cb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71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bb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1e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ca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a87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b00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526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9e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a2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ea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e63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2794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25480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bf6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a5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cd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bf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19e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81a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42f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b9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c3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5e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d9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922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20be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24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b4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ad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f3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ee2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2b1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b68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4a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2e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4d5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af1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6b2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7075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18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d6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2d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45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e6c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7cf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8c1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bf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4c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ca8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95a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101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4f85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9f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d0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e9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5a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fcc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ae08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a783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170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f30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3eee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d8b6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96b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eaa8d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a36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89c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3e0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294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fce3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5e9b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90ff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aa7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2a1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e13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cb4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a42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b7af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6eb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ca5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d31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f18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afc6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2f6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7e8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3d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c4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28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b5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287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2533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52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e4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d5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2a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88e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ac5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6af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81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aa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04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90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fe8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c1ab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3e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c2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09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0c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222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87f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51f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e1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d6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11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24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25f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5471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11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e8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f0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cc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507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60a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0b7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3e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ed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45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da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c48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53be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1b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78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fe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5e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d67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4f9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b63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0f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93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b6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e85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93e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29b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f9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54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70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86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a4a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d34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103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0a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82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a2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ceb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e70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5eb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f6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b7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e3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d2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6ad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36b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354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a3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a0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e7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32e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b84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db4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99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19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3e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c1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82d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13e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c8a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8c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86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83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2b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506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0b28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de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0a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2b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5e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b8a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684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77c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a1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d9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685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578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f30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85b1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7e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b7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39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fd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8d5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98e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89e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3cb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5be6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f915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6d6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d0e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75a8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c0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d1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a0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30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6ac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e99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355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54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2a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104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c13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3ab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4f8b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92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09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82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66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66b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d65e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cf4f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9d4a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92e4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fdc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7f38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c010e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74f8c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e17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39b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952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d87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011a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bf94">
      <style:table-cell-properties fo:wrap-option="wrap"/>
      <style:text-properties fo:color="#000000" fo:font-size="11.0pt" style:font-name="Calibri"/>
    </style:style>
    <style:style style:family="table-cell" style:name="a04739f">
      <style:table-cell-properties fo:wrap-option="wrap"/>
      <style:text-properties fo:color="#000000" fo:font-size="11.0pt" style:font-name="Calibri"/>
    </style:style>
    <style:style style:family="table" style:name="ad62e46">
      <style:table-properties style:width="6.692in" table:align="margins"/>
    </style:style>
    <style:style style:family="table-column" style:name="aacf55a"/>
    <style:style style:family="table-cell" style:name="a122841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040e5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c15662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e4caf0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71a215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e0cdeb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e533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6d3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85d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da6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2e2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d62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7650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495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259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009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851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62e5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21a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f91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18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f5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8b5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823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ba3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34b1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26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ab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97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85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d02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a1e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5a7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36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49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ea1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1cc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3b2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0646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a0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5e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40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43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4c2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ed6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96b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80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1b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3fd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409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69a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4298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bf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4f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aa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ed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ea0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81f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a0b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5d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76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11c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724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58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3fe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81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2b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6f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2d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25e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37f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a13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9b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17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a3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c5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0c3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6de3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6a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db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1f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ad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a7f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d84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80d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49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95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8b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338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edd1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7b0d0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f65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67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54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e0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b31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1c8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018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c7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b2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99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2d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9f5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5b57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be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10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39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c4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206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eae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d16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6a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7e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dba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aa8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ab7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2ca8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7c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23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46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4f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e83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88b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dc4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b2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d8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c32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8fe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d79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9ad6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fb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07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dd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70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864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bb30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ec6d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222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0fc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553e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27da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ea9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1e143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c91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468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f76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695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cdb2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d5fd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71ec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643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cc3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936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972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47d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24c0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c75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55b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d5d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7b6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b93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e67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ef4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ff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fc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ce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32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dd3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372e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cc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94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51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be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86f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904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509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2e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7c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5a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c5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659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e480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e3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70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35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85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250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1e4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f7a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f6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ac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a0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f7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a43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a75e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a6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6f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27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85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986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7e5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457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d7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a0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01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f9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94c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0953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fc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40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9f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b6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453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301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8e6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69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87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39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197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775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47c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94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a4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58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f8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3f3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127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7c6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63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9b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37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6dd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be3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14e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cb2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72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2f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4c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49d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673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cc3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ad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4c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9e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16f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06f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acf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13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3c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5d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20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595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908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cfa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26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3f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8d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c8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706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7254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ff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ca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1f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22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1ac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9c4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384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87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34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9a9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f34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504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725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0a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a8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9a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93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3d7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b0b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52d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a32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0070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5780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6a7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dce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b21e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e5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ea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38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47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87d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c31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f9e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15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6b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011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95b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0ee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478f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68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43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4d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45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352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940b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cb46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6d0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e209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c88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b3b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1e5e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31a94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e95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f3c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dfa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28e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1af9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7612">
      <style:table-cell-properties fo:wrap-option="wrap"/>
      <style:text-properties fo:color="#000000" fo:font-size="11.0pt" style:font-name="Calibri"/>
    </style:style>
    <style:style style:family="table-cell" style:name="acf1cfb">
      <style:table-cell-properties fo:wrap-option="wrap"/>
      <style:text-properties fo:color="#000000" fo:font-size="11.0pt" style:font-name="Calibri"/>
    </style:style>
    <style:style style:family="table" style:name="a921a7a">
      <style:table-properties style:width="6.692in" table:align="margins"/>
    </style:style>
    <style:style style:family="table-column" style:name="a3a8c1b"/>
    <style:style style:family="table-cell" style:name="af3ec61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10d373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a49120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f64c0f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3a2f31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ffc49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767a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527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aa9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f9b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46c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d6c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116c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896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67a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849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20a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9851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148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ce4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59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e1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8f5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aa8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b02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f455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48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cf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b2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6d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8d6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e7b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cfe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a4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1f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da8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ffb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e84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1539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04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40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a5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ab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922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0eb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ca6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14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5b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c2c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917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289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3b87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3f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b7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32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02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987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8f7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fc7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ca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8a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d00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c2af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ef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8ae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a2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ee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17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78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158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678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942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35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75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ee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6e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b92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2b24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11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93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5a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a0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249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5ad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96c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44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d1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62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652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d641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c9c4f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3fa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25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1c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82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932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27c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a33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19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65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9d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56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dfa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3fc1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c8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97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9f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a8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1bb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bee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81d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10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e4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5ad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a65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576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e939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8f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7c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98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e4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182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42d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ead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73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03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cef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97d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88a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f0f5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8f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48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28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b8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f35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af0b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1a6d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56b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760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712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058a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e907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73ed1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15a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1c1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5d5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bb5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fec7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ce9a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d7af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e06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9e7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f39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c21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fa0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c825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18c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dd4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35f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584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c0b5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7e1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751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ac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de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be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15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a5a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d2d5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63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89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2e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e9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964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0a5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582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bc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f1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a9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a6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dee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7ffa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86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de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bf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79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03f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034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cb3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ec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08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09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82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99c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6b4e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22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cd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a9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33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37a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a88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10e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96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be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de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b5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de7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8146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bf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d2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a7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eb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6d0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70e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712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6e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03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96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e65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e2d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182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9c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03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f5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5f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8d9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a20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71f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89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af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f7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09f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e93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885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3b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af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20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fe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253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a56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39d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6b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5d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eb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48c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cbb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82d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52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4c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f4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a9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6ac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91c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2c2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8e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3c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09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d5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d47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f402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6e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42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05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4e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da7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23d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63b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89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ad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332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993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6d1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e915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19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ea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8e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a9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a41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719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7bb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326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a2df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71a5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973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236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2db6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fc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fd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8f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80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1b0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834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9dd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4b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3d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05e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116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951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5bb6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08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dc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5d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6a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405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d14c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16ad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1e7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9be8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6c4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0a85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c5428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d46e9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a09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df6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073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d71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c722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4f3d">
      <style:table-cell-properties fo:wrap-option="wrap"/>
      <style:text-properties fo:color="#000000" fo:font-size="11.0pt" style:font-name="Calibri"/>
    </style:style>
    <style:style style:family="table-cell" style:name="a43caae">
      <style:table-cell-properties fo:wrap-option="wrap"/>
      <style:text-properties fo:color="#000000" fo:font-size="11.0pt" style:font-name="Calibri"/>
    </style:style>
    <style:style style:family="table" style:name="aaf051d">
      <style:table-properties style:width="6.692in" table:align="margins"/>
    </style:style>
    <style:style style:family="table-column" style:name="a04898a"/>
    <style:style style:family="table-cell" style:name="ac22584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baa160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f3eb8f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1a3723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b55e8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eff62f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a43f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1cc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33a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53d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704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446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7a69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cef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8b1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0db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925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92b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33e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bdf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4b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21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aa4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519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51a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9e5a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9b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7f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db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6d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421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811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456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d8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be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24c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90d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4be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7c10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73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18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8d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f6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a66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033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3fe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c4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7f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03f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69b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51c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6824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b0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cf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de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03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80d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23a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6ec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33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97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2cb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cbd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a9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9b7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36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27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0d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9e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8e4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bb3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be1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53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76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ca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95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16c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e18f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ca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5c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8d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03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08d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68f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6da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0a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d1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96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aa5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2a0f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e6308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b9f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9a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e9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5c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5bf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be4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a2e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76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b7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43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75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c05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3525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72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57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ab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ff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95b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5f2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f99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8b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84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8bc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bc6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8ba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9d3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c1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b0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17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ee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3e0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61e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9aa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9b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62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424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19c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aed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9636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47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dc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e5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b3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b0b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f133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d386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382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ae9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54f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01ec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9a15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69000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bf9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836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480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622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f710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735f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7f7d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1d7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24e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c3c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bb6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c4d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dfc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327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fb2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185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5ae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c338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e70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bbd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6d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5b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30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fe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635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3df5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21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85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cc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4e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5af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af2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4b7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ab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da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5d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0c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a0b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60b3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6c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fb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37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f9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223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af8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811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01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48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b5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f7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7c8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0c85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cb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ac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4e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ef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0ad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571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35c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bc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a0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01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3b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da3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77e0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e4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b6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25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bf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907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f13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fe3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b2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2b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3a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0aa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5ad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4ce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eb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3e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34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2f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d70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611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70e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4a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27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d9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461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485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b20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f8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4e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8f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1c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16d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aac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a1c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5f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4f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db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05c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c77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f9a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7f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9b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5e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49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d39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93c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f96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aa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0e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73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d9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cb2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3416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5a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cc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65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af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887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ac1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d39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d9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11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699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7cc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a16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1865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a8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db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3d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91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848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9a2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ef2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d49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3280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0229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6bd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758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388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bc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65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31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d8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d42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a4f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bea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87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d0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5e3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af1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d42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01a4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09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9d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53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05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d1c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ddaa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af58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761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a16d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d45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563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1615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c3847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be1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784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969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eb8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9f5c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301a">
      <style:table-cell-properties fo:wrap-option="wrap"/>
      <style:text-properties fo:color="#000000" fo:font-size="11.0pt" style:font-name="Calibri"/>
    </style:style>
    <style:style style:family="table-cell" style:name="a6766e4">
      <style:table-cell-properties fo:wrap-option="wrap"/>
      <style:text-properties fo:color="#000000" fo:font-size="11.0pt" style:font-name="Calibri"/>
    </style:style>
    <style:style style:family="table" style:name="a9e7083">
      <style:table-properties style:width="6.692in" table:align="margins"/>
    </style:style>
    <style:style style:family="table-column" style:name="af6d0d3"/>
    <style:style style:family="table-cell" style:name="a5d483c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a18948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568abe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7d6020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f6d3c4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c86401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ded5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2e1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ab6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37e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cc3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519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bb26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476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144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c9c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9c8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a1d6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4b7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f66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41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8a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552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0e1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899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f19c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76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08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bc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a3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354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312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f1f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ac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e5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562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829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788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e0c9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85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03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79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e1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968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571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72d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96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41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a35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036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3bb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c125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94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ab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55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d4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127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f8b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283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69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04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d6a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dce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2d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043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1c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81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5b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78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7b8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938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f15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d3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71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14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ff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e95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cef9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24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8b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a1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93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58b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766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978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64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a5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07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875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7791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92779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60e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12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f2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66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bd8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da1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a36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ea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d7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9a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52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400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5cac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87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f0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c1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b2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af0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4e4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ac5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5d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82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0d2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700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cc1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e02b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e7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47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cb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43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8b2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f82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194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47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2d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af0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6a3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624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998a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1f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24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ae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c9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294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abe1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73a3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581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863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189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2fab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420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5a7f8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d69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acd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daa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a1a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dfd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2c02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eeb2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370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2da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f15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4e7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6a8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814f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b73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914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24e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ae9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7b11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613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9d0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d1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57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d4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ff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1c2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3f30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d6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7f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1f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74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3a7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655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9c3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45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50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fd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51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13d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6efa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a9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36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c5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51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154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79a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96c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42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4d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f6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5f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6c7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39db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df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01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cf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4c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19b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e6d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9a9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8c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76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58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5e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3f6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cdb8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6f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23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64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d2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3e9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7b8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b4d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2a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c4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d3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f06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487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a75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bb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f6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21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e9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964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5a4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c01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ba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b3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7d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b7d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25f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8ee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d1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b9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cb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61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ffe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89e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9a5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fa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6a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d5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5c9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789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c70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fe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00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95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57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1c3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0e1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c79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9e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ce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f9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49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e0c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156e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81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30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3d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b5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158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a79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526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bf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d8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1f7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c7e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710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c0b8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f2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b2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e8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e8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bec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87b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7d1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355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c7d9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a7af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635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22c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bf5a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e7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e1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31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5f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578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efb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834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58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a7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1c1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7b7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79f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cef5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e6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50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37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4f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bef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a610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ed32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16f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7a9f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3a4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87b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ee1a2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62966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3e1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45c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a3f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522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fa01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9678">
      <style:table-cell-properties fo:wrap-option="wrap"/>
      <style:text-properties fo:color="#000000" fo:font-size="11.0pt" style:font-name="Calibri"/>
    </style:style>
    <style:style style:family="table-cell" style:name="a3ac4c1">
      <style:table-cell-properties fo:wrap-option="wrap"/>
      <style:text-properties fo:color="#000000" fo:font-size="11.0pt" style:font-name="Calibri"/>
    </style:style>
    <style:style style:family="table" style:name="a1a6ce5">
      <style:table-properties style:width="6.692in" table:align="margins"/>
    </style:style>
    <style:style style:family="table-column" style:name="a98337d"/>
    <style:style style:family="table-cell" style:name="a313f77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4f3c16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6ca895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1b5c4f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899c6b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cf2862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c2d5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26e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7b5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288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dad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c39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9a8c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9cf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708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caa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0ce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34ab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d88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6a2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c4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64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7fc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57b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ae9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c043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15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cd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5d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91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4cb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7a8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e76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f2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76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0a6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b62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b44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e160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a1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f7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12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be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a1a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171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658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e0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16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797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d5d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533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4683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23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2c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c3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e8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3f3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1d8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751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39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4b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e85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c09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a5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e7a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85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fb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e5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b0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d9d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25e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9e7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de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7f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74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98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b38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3333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7d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cb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e0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af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d40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aba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f62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04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02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67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989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aab0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38fa8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2f7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7c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ed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a5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2ff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4ae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d5f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32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8c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06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7f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9c6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c4e1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97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b5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6c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ec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7cb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57f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877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ef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4f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5f8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976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acb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18dc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ed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11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85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62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e1b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c93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c95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70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0d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4ea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efd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d49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ccc2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26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2f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cd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10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b27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e866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7d95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28e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f91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c553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e34c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c76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1c7b8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962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f35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1e6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072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de3d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35da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d107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5de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2a8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306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c5b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799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277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fd6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2d0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99b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a07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76c5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34e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636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d3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8f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c3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d9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c3c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de75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bd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8e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6f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93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99b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706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51e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53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5e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44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26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b1d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6fd7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2e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d9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c5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6a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dce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80c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78b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e8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c5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93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20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631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44f8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91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3f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d3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fe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28e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d1c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a06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02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99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84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3e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bd1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5711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95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8f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1c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1e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5dc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ebc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0e2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f0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4f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32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30d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b7a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5b5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d2f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fb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7e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fe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bf4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329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2d2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72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c3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c3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dbb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0b6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852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c9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93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6a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bc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82b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437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6bc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63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f1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53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dac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4f9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341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ea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ac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10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f4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2ed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c0a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bb6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8b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73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b9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91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b08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a968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a5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9c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c8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5b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005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ec4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93b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95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5c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f0a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95f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554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ae8d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08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d4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85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4f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6da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74f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c9a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a48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7c40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6270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f3d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656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ed48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31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2f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ba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3f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eb9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ae4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979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30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e3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22c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fa7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5c4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2d26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f5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66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d1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fa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b1f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988c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56d3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c7c3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9e7a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a71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f40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3d0e3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f70f1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2f4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1f0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8aa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093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88a2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262d">
      <style:table-cell-properties fo:wrap-option="wrap"/>
      <style:text-properties fo:color="#000000" fo:font-size="11.0pt" style:font-name="Calibri"/>
    </style:style>
    <style:style style:family="table-cell" style:name="aa150a0">
      <style:table-cell-properties fo:wrap-option="wrap"/>
      <style:text-properties fo:color="#000000" fo:font-size="11.0pt" style:font-name="Calibri"/>
    </style:style>
    <style:style style:family="table" style:name="a69c566">
      <style:table-properties style:width="6.692in" table:align="margins"/>
    </style:style>
    <style:style style:family="table-column" style:name="a3a56da"/>
    <style:style style:family="table-cell" style:name="aec25c6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de7716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f81690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2b65fb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33ba71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2495ae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1ba8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68f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acc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a1d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d4c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c75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5491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272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ff6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f37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69e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4c59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d77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207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78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00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548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3e7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80f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31bd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05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8c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89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b5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8d0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722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00b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44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f7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378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986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4c6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9c1a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f8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a7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a3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b3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f4f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c3c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59b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d7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7d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9e5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595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3fa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c439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b7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d0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5a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84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97f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734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a06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ac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db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2a4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9ae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65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ea9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ce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10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32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a5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f3c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8c7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c0f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78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5d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0bf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af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8ec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0a3a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e0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4a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25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9a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35f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2d2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431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39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ef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61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db2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2198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308ba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22e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7c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ca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d7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487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2a2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58f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c7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ea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f7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46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641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d327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75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8e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d9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7e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1e9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6b1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731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9d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b7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f73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dfc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158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bcd7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ef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2b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d3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db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1b6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495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6ff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c3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e3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5a0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5d7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a5e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a982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0b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bd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39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3f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032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d77a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038e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e0f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6e3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0613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c89a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ae0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8244b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fc6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23e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809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ff1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b921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eeda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583e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3b7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c12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0d8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0d1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00a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c87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567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ee8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665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b2c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ef0d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d03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694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16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45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56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d5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a89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6e40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23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b7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45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d3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f7c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921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26f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8e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82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12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7f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b67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2a7d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9a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e7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0d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49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9f9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2ed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466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d8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4f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9b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8b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36f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123c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a9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53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c6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37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c30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5c4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e8e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79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d5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2d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e2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166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5c1d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af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fe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b3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bb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429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6b6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456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15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db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34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107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512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f40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39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c9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b7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38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22d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c42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db9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37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c4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b8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f72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f8c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feb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94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2d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34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58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4dd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c3f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515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f0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4a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eb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ee9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e7e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4ea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6b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1d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77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f6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cce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0b2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59c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28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cf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24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81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095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c4f7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a4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ca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56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08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a54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3a7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940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dc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34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d1f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f16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880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6651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88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68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f9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93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6eb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72c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aa1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5d7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e424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4ef6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e75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061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2b9d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a4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8f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37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18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507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843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569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cc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c3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eeb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a5b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2e5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24e6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ce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66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97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ce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a3a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95a2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46f5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058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178f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c61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eb4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0046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d3d4c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4bf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8ed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d03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1e0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cc07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b89f">
      <style:table-cell-properties fo:wrap-option="wrap"/>
      <style:text-properties fo:color="#000000" fo:font-size="11.0pt" style:font-name="Calibri"/>
    </style:style>
    <style:style style:family="table-cell" style:name="ab294a4">
      <style:table-cell-properties fo:wrap-option="wrap"/>
      <style:text-properties fo:color="#000000" fo:font-size="11.0pt" style:font-name="Calibri"/>
    </style:style>
    <style:style style:family="table" style:name="ac15f16">
      <style:table-properties style:width="6.692in" table:align="margins"/>
    </style:style>
    <style:style style:family="table-column" style:name="af554b2"/>
    <style:style style:family="table-cell" style:name="a9e0513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9dea1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9a7f8a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902fdb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f8ac43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d928f4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d876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fef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de0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431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5bb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cf9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2026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f87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a0c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e5c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654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dd6f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6e1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4b0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05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c7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a53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5a4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b54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253b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75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9a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a8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ae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d4d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84b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647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23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fe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9fd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220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209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4342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6c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06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af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5d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183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7a7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da1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3e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23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d70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2dc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5a4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a6af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dc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91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ca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e5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929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483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08f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b1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9b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085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e29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50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761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0d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80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2a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42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c95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6e8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aa4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05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25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61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84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8f9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c47e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f7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53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65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50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8f9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fb5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369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c1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1d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e7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206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ba01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ac948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245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bf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6d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25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421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6dd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88c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0b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5c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66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b9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59d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226a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e0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9d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2e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12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e56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a72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35c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1f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8d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b19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42d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83d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234e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2e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b1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b3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ab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c8d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2cf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652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76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c0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738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8f2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9dc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7736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29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bc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9e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d6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48a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522b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27aa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ca6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640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89a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40ce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98c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a7f39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e20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009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006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7b1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bfc8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25c9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a99b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66d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d22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02e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854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3d7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3a5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d07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a11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da1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4d8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4871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bde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82d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0c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f3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8f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fc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a94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fdf1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4f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b8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b9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e2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533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2e7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ae7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e3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01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26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43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bcf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bf39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30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8d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ba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2d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348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0b4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5c6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ad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80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cf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c3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cae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16ff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83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ae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24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e7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0ef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7a1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508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39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bc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cd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aa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393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dacd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0c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7e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83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bd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56c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991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54e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31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67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ee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434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ebb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7e1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be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2e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c6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b8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9ef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92c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215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90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df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68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075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35b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459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8b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34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00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4f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ad8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20a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c46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87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d0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35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6ad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a94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91b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4a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e4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0b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d2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698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879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52d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87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92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63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23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bdc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9ad0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16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5c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0f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f7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765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0ae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529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8d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ba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0ff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d18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e2b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590b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af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70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49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cc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ddd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984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9e7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8e3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61ab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8c07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d9e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1ea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60e1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52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e2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d3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68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e07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702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5b9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be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dc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673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1e1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534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7a8c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3e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83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18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c7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83e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5b10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6510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2ebe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075e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e85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9993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810e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4d66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83d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4ab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a55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8d7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6a2a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733b">
      <style:table-cell-properties fo:wrap-option="wrap"/>
      <style:text-properties fo:color="#000000" fo:font-size="11.0pt" style:font-name="Calibri"/>
    </style:style>
    <style:style style:family="table-cell" style:name="ab6b396">
      <style:table-cell-properties fo:wrap-option="wrap"/>
      <style:text-properties fo:color="#000000" fo:font-size="11.0pt" style:font-name="Calibri"/>
    </style:style>
    <style:style style:family="table" style:name="a8a6cfb">
      <style:table-properties style:width="6.692in" table:align="margins"/>
    </style:style>
    <style:style style:family="table-column" style:name="a8c994e"/>
    <style:style style:family="table-cell" style:name="a1696f9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ebdfa6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13704c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2dfc49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2e9679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0aa552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3156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cdb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778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78c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023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742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469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81f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d53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ef4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76e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2001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1b6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972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ea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51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dcb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890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1dd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883a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a7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f6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fd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63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46b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e7b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935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8a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8a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013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900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1d3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dd1f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f0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c3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c0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35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227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f96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b71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8e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a1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41a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c1f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ac5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1970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98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2c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7e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36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fd3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1d1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700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fd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1b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191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42b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8e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b65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1d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42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9c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e4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ef9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318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29c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6c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2e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e3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41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be3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d22c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ba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ef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61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1a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8eb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ae0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1d9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7b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ee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48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4dc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dd0a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57145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19c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7e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87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5d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4ca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ce2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11d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fc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57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70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e3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52e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d43c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ff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bb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18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e5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06c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4eb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728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ef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50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b66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bca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cba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bf7c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98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82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76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8c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202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50a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c5b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da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64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895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15f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0f3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f1ce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b2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a0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58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bb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106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a34c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8382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418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c3f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da1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e1c0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7616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1b3b0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d61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0ad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468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999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8944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643f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77ad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e9c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5d8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059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0ea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784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178e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5bc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cc2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08c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c00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2b8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020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232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0d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1a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6f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3f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06a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7433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bc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f9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dd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5e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233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82e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e32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48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11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ab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45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f6d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1f04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6f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c6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14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60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853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423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8e7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86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1f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66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34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433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c59a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95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38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72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f0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863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fb8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f89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30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e4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84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29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475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f32a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c3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8d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60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64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2eb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e0f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f3a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e9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63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db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17a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722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576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43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3b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86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da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286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5cd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7d8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7e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f3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b0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47c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02b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a6c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82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58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de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e6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7dd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e1e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d73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a4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0e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8f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728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08d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8bc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a9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2d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85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13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15f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beb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8dc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39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d1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ac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0a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01f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959f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3e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16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c5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be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cc3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f37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1ec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59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90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7f2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aae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686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2cf9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f0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3c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f4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4f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d19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005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cd9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7ab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fe7d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cde5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6cd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a6c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193d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9c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b7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5b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94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e28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c2e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492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3a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72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ea1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b46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706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08e9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fc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d9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23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ac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4bc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0eb1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1fa4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e5a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687e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bc0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5fb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3d057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27763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63e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4b0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a35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8ff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5060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564c">
      <style:table-cell-properties fo:wrap-option="wrap"/>
      <style:text-properties fo:color="#000000" fo:font-size="11.0pt" style:font-name="Calibri"/>
    </style:style>
    <style:style style:family="table-cell" style:name="a6ed782">
      <style:table-cell-properties fo:wrap-option="wrap"/>
      <style:text-properties fo:color="#000000" fo:font-size="11.0pt" style:font-name="Calibri"/>
    </style:style>
    <style:style style:family="table" style:name="abbc36a">
      <style:table-properties style:width="6.692in" table:align="margins"/>
    </style:style>
    <style:style style:family="table-column" style:name="ae409c9"/>
    <style:style style:family="table-cell" style:name="a9a9eaa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2d2fa2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7c8435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8b0b1f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765b27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483df1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57a0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9a6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597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cff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6a6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c72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817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d85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9bc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ddf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e57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e91e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248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c59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36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8d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73a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f77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b88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b910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ec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d5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2b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42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b0b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c77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c6a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f4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ef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4db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bb7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507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e56b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d1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e4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3e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84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18b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ef2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86b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82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15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a0b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9bc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c03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9802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53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37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05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5d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004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2a7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e55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e9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0f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97d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2cc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7e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b73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3c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cc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72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ca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abc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27c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60c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48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57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0c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fd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12d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f868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db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06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97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83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3b2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b83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357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95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07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72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903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a867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7f10b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010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7a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bd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ea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ecf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ddf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942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be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21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f0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2a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68f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2322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bb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3b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06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90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7e7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d3a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97c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93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d3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56b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32f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e32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17f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b4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63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68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36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ccc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224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145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c7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b9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b5f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f6b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673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a508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26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c4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19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5e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3f4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141b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1737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692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072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fe85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d298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0491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9b783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dc5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2a5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002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96c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45c4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3d60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ffaa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4ad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806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5ff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241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7ed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385e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5a7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38b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f65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2f4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47f8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fe9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567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cb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09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d0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b8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afa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be2e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fe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74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c9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b0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122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97a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f79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80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37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0e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c7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79d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4642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77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c4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54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f2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0d2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8ba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2d9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cf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ca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87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22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74d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5282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e6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9c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41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0d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6d3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f96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0fa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c4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05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95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7c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205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2c1c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06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e5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13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34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d1d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c52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b6e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4b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7b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1d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851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815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70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3a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e9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1e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86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aa4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8d2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d4b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01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e8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dc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607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a63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79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c1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9a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7e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8b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8e9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048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c7a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5f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45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7a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d7b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a08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bcb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75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97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4a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8f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1e9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125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d9b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e7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3a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31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a5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7e2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bf15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fd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b4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71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88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cc7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f73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cc3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82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79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8cd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598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cdd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068f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ac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a2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ea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53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71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38b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130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093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e1b7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906b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da3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b54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2be0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6d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fd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4c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bc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e3a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d41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b2a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8b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ff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0ec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e1a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8fd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af58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0b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36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17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ae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24a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6984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2c0e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cdd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17a5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810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d97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e427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0334b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0f8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750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363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950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95c3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52b3">
      <style:table-cell-properties fo:wrap-option="wrap"/>
      <style:text-properties fo:color="#000000" fo:font-size="11.0pt" style:font-name="Calibri"/>
    </style:style>
    <style:style style:family="table-cell" style:name="a8a7f85">
      <style:table-cell-properties fo:wrap-option="wrap"/>
      <style:text-properties fo:color="#000000" fo:font-size="11.0pt" style:font-name="Calibri"/>
    </style:style>
    <style:style style:family="table" style:name="a7a278d">
      <style:table-properties style:width="6.692in" table:align="margins"/>
    </style:style>
    <style:style style:family="table-column" style:name="a965d77"/>
    <style:style style:family="table-cell" style:name="ae57986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000c16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fbd02c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33d240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8d4035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dfb728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9a73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25e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b23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fb9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780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f24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f0ed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ea2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dba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b21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2de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f9c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3d2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740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a1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1f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b01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a89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788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da0e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ed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10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20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64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057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289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0b8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bc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9d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074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07c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fa0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dc71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0f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7b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39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c2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fa1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f35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83a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43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b6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0b6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c3a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06c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6342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e8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1a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c8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63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3e6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4e3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eee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20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da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573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682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e3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d51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cf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38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54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5e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42e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a69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12e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56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5f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ff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06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214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9365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d2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e6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70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91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af5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da3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6e8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a7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c0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c1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e00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ea97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ca87e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623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9d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e5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34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cf9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d80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890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b9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7a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55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70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2ff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9b05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f0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e1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54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c4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630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058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46d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a1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97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1b5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485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938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168c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3a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1c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78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06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fc7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b8c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af0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72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cf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dd9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d7a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bdc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ffcf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35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8b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0d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99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0d8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1eaa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67e5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eee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696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4701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f6d4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14aa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a49a0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b09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cf2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c2b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f0f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335d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89a4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e9b3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3d8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d5b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00a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6f1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670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e34e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49a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3f4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b3b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f97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b70d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fcc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1f6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2a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adf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48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ea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9c9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df79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b7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b3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3f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00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572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2a7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687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ba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7f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b0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3f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098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c285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a7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e2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ff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47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e27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16b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143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02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9b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2e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68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a81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9c12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d0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1a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c0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b0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279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585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ba7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ad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44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2b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86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a59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684b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90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99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1b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2f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82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173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93c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a0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59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29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82c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4a9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eb3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cc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6a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04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2c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84e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0ff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d04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34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38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cc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d78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1e0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aba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1a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0c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85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62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603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303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15c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e5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61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ad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ab6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db3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807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4d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c8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58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07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fc2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781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57a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25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b1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4f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c7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573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6a28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18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1f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68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1e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561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6d2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848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b1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74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f12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d4f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7ca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63de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06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cb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d6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96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9dd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d6f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da0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aca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6f5c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3d9b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9f1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0dd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d4c6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41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f3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54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91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432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183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35d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5a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b1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082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c40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941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249c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ef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6b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be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fa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06e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a95e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9adc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f9c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e77c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f2e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0f0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fc3b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00a09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47d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3f6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48d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2f7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fc8c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29a7">
      <style:table-cell-properties fo:wrap-option="wrap"/>
      <style:text-properties fo:color="#000000" fo:font-size="11.0pt" style:font-name="Calibri"/>
    </style:style>
    <style:style style:family="table-cell" style:name="af2e68f">
      <style:table-cell-properties fo:wrap-option="wrap"/>
      <style:text-properties fo:color="#000000" fo:font-size="11.0pt" style:font-name="Calibri"/>
    </style:style>
    <style:style style:family="table" style:name="aeaa0e9">
      <style:table-properties style:width="6.692in" table:align="margins"/>
    </style:style>
    <style:style style:family="table-column" style:name="a408741"/>
    <style:style style:family="table-cell" style:name="aefaefb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b3dac0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6a1202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7c09ee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49c06e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bd875b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c805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e20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9a7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9ae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c9f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a99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61c6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64f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bfb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986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c1e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ca81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5a9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857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c4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44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893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9d2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b2e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2336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87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4b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0e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f3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f13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2d4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7fb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42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05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66e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ea7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eb4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2c78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4b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83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cc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f1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391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5be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6a3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ed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8f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ad1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438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43c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eab0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b8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cf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2f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f7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361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08f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44f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4c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b0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7d6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ba1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1f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de6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d2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3e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47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88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171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823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f5e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d3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8d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98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f3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fcf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24c1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9f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18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dc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4e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c9c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11d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4ba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da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40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20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51a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864a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7ab3a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1ac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0c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40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93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513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cd7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6dc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16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94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d8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4c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9ca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c3b0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aa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60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78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8c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d94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943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8b1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ff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41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867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664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0fc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a216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d3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6b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4a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ea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7ad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392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1c1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dd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28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2b9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276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c55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f114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b5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7c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5e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35f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17a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cc40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0430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3a6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a23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0f87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3657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2c18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ba21a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edb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74a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dcd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7a4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8f0c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b3e7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fb31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92d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60b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1dc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11f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12a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594e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e10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ba2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94e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3f9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8b3d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c75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34c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b6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72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2a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48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0d0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52d9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c3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c7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1d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36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7e2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d65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cac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f7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0f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9a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20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e8d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43b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0d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7d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80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c2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0df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f8e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013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54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fd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9c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ec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359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d5c0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bb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39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69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17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462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93d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a95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74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2c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41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ee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d62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d613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73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de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c3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39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276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3ae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ee7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27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61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37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fd3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51a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f2b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72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d6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f9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ff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b57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ef1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50f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eb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5d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42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4ec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077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7c8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50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ca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1a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1d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8de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d10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bfb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4d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9d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78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06e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cc8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1f0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96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05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6f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ef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6d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bba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0e7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17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83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61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02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dd5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f78f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11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db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9a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cc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f2d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b6b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d61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db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39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22b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48e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9eb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f487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df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bf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df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8f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84d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e8e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fee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ebd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cf78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f6e7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f19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ac2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c20e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7b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64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78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7b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0a9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472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ac1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61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46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71f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177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34d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1483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d8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32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d2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4c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8b6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fd1a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cde0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eb2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b18d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77c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dd46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5ecfe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981be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09d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32f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c24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fb1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4241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6866">
      <style:table-cell-properties fo:wrap-option="wrap"/>
      <style:text-properties fo:color="#000000" fo:font-size="11.0pt" style:font-name="Calibri"/>
    </style:style>
    <style:style style:family="table-cell" style:name="ad5c1b8">
      <style:table-cell-properties fo:wrap-option="wrap"/>
      <style:text-properties fo:color="#000000" fo:font-size="11.0pt" style:font-name="Calibri"/>
    </style:style>
    <style:style style:family="table" style:name="a1102e3">
      <style:table-properties style:width="6.692in" table:align="margins"/>
    </style:style>
    <style:style style:family="table-column" style:name="ab13c7d"/>
    <style:style style:family="table-cell" style:name="a0d7cc5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fdf7df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4f4c52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49a67e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dcc1fb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23dbfb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0383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c52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2c3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087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31c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3f2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1cac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c57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9d5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816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41a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192f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957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f1b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3b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1e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860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803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a31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3ccf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fd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a6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6e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c1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518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f6a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de9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c7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eb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d8f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9c0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3b7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15f7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a5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d2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7d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9b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9be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cf3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913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d8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7a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c70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633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168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5a20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3f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c82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4b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6e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72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383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298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b1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bd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7cb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61e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71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742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4a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4e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63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96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612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d1b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ebf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1e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3d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5f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59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e36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1c8a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1b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31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4c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c3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567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ded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b4a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f5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d1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7d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502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27a3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3d315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40c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50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9b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ae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6a6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e91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023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97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50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43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12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dfd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bfcf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5c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13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e7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76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b34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3c9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d76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91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96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d14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b3a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1d5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1851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28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9d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ee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68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ef2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3f6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2a0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94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5b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ae3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b49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d24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b14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3e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7b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ea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da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13d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43a0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b67c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3ce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c05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185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18e4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e003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00451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d08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c41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27f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977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1b88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dec4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6474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0d8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1d8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14b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025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321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1c16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8a9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afb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75d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642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b6f4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3e9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c47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d4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16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4f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70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b42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4e9d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a3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d5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c4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f9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7a5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28a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cb0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93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90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75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4a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4b2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4e23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99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41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1c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6e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00b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2e8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80b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83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45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38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5b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620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58bb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9e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f4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49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b3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ea7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97f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222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b6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a5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ed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6a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d03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8be2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a0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11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4d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10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037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6f8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e13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ab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f4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7d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421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8cb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022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f8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85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b0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01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1ec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f43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aaf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99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2c2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91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3de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375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c38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d1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c7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1a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e5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b11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915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9a2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34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48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03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c62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a8d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e4f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07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fe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49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0e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69f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b18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4a8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09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62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a8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33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bb3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8b28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3e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20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fa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00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117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fea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cb8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5b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24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3a1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f8a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0d7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7afc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3e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81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2f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16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3fd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51e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d9f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c7e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0f90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43e9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f43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f03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ae4c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4d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cf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4b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bf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ac6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630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f80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57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55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c0f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eca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fc2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45bc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f5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e6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0b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65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a0f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7a88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075d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44e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6537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7eb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341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0b735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29548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4e1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051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ad9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960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6a8c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f567">
      <style:table-cell-properties fo:wrap-option="wrap"/>
      <style:text-properties fo:color="#000000" fo:font-size="11.0pt" style:font-name="Calibri"/>
    </style:style>
    <style:style style:family="table-cell" style:name="a03b6d6">
      <style:table-cell-properties fo:wrap-option="wrap"/>
      <style:text-properties fo:color="#000000" fo:font-size="11.0pt" style:font-name="Calibri"/>
    </style:style>
    <style:style style:family="table" style:name="a507578">
      <style:table-properties style:width="6.692in" table:align="margins"/>
    </style:style>
    <style:style style:family="table-column" style:name="ab6b376"/>
    <style:style style:family="table-cell" style:name="afc87f1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7cb9f2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39c883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958f54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ce219e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5982ff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da9d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7e8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886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112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53e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ea3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f0cf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6af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287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50e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7c7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01e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567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006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e5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ee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025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f85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836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319a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ea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de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3b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85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c00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102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344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14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b6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491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3c9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7d8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df34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6d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cd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5f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ec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5d5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ebe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e8f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dc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c5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c62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912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d6b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892a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43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75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25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3e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f67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583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1fd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8f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43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6f5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cae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8b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216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4f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dd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ae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95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bc6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6fa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0a8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34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5e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33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35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561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5076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6f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cc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c8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f8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df1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427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41f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c8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cd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91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fc6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ddca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f526a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76d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e9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9b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de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4d7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9b9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7c1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9c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19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bf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86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5d8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69fb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9f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79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04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7f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48f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3b1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2b5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35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01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8b3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139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6af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4273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44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57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bf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e0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3d1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165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5a8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24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2e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295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71b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00c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b126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f9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29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39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9d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089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b36f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8933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c06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af2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e08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9675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5d0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35f06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0e2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5dd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953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f58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48c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623b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a60d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cd1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984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309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531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8bc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a94d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140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b99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e7b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9cb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b034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7f9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fdc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08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f0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7e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09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735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8754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27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38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d4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1d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ab5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3a7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7e3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7e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14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a7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3f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70c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4f03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26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ba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f9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7b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4a6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500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440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78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2e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94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5a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185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a55b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a5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08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a2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87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de4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cc2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1c4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9a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ee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e0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af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738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f029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f5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7a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a8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1a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cc9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60c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788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d4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0b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d5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7f4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433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dc8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91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0e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28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40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ff5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d96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9f5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1f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bd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75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a24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27f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104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05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19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6e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7d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d2e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b71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f82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eb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57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4b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088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dfb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84c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e4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36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86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2c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e0f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029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857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d9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1b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75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aa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80e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b38d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8e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fd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d3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5c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196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290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b1e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d6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10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f56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8fe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8c1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15b7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7e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5a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2c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10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262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5b3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977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8c2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9f26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769f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e1e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f77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7876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5a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10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1d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23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4b2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332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ba4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4c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f0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d9e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e03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0e3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c3e8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7e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d6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02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ba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8c1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63cf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77f9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d85e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d3e6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6a9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9f6a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1383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2e940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a01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047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a41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288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68c4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8a03">
      <style:table-cell-properties fo:wrap-option="wrap"/>
      <style:text-properties fo:color="#000000" fo:font-size="11.0pt" style:font-name="Calibri"/>
    </style:style>
    <style:style style:family="table-cell" style:name="a561b67">
      <style:table-cell-properties fo:wrap-option="wrap"/>
      <style:text-properties fo:color="#000000" fo:font-size="11.0pt" style:font-name="Calibri"/>
    </style:style>
    <style:style style:family="table" style:name="a9f90d7">
      <style:table-properties style:width="6.692in" table:align="margins"/>
    </style:style>
    <style:style style:family="table-column" style:name="a6047fb"/>
    <style:style style:family="table-cell" style:name="a99179c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8c42ea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492df7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1d6fbb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5c6532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472c14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1533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688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71f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1c3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56f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83a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2abf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89d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70f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232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b07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443d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997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aaf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30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5b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781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0f3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6e8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d1b8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fc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0c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43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eb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774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55e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67c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0e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57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f74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7e0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9d0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5d4f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06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52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37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36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621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49f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a41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79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ad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198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faf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8af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21f7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c1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a9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50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03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46c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9a4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238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1f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c8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668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016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67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caf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e1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6d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a0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7b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c11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84c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cec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d6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a2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d8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56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001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ae35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ca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d8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31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58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a80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7ff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a08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37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5a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95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277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5acf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a6836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df8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65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f8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10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1a8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06b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b0a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ac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37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b4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fc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a36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fc7b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34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db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90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44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18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a8f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075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b3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d6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7bb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210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a1e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b11e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27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b1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70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09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e39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2bc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e2a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5e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c3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b91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141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b82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703b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e7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e2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f7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81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f2f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c8e6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2f96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d4e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1cb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bc63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c1cd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eb68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3e06a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237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0ac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1c9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1d0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51d3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7826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10d1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8dd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7f9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dba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e53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2c5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9284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526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a68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55a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228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2ce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aa6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ecd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64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dd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93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f6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e41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c44e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39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e1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39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92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62f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ffa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81e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37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45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a0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97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a29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e2a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8c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0f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c1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b0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5c8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98a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d7d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82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5c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b4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b7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856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d240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59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6c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c3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33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108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0dc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cab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2f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60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3d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67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9a7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eede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69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48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25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f5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060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b05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feb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12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53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da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383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570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fb0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77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b4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e4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f1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023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0c2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57b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57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32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6e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88b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45f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049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7d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44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5d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2e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890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700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c94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ff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31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aa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645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8ff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c7f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5a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df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d1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04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5a4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013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d22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f6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d0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f6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b5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3f1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edd3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40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d0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ef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0a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9ab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94e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7ae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a0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f1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0f1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ef4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552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4d03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09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83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f0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0c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e84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622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6e0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aa4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7186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50f7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3df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24f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8e11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ad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0a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aa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9b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4f7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2e5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ff3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9e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be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16c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5b5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647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14c5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1e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f4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be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98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611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99a0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70f4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50a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73a9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1c1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e918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c5ae7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5ff4b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2b5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8b4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f0f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151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97ff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10cd">
      <style:table-cell-properties fo:wrap-option="wrap"/>
      <style:text-properties fo:color="#000000" fo:font-size="11.0pt" style:font-name="Calibri"/>
    </style:style>
    <style:style style:family="table-cell" style:name="a659393">
      <style:table-cell-properties fo:wrap-option="wrap"/>
      <style:text-properties fo:color="#000000" fo:font-size="11.0pt" style:font-name="Calibri"/>
    </style:style>
  </office:automatic-styles>
  <office:body>
    <office:spreadsheet>
      <table:calculation-settings table:automatic-find-labels="false" table:case-sensitive="false" table:search-criteria-must-apply-to-whole-cell="true" table:use-regular-expressions="false" table:use-wildcards="true"/>
      <table:content-validations>
        <table:content-validation table:base-cell-address="Emplois_du_temps.B11" table:condition="of:cell-content-is-in-list([.$R:.$R])" table:name="val1">
          <table:help-message table:display="true"/>
          <table:error-message table:display="true"/>
        </table:content-validation>
      </table:content-validations>
      <table:table table:name="Coordonnées" table:style-name="ta1">
        <table:table-column table:default-cell-style-name="ce2" table:number-columns-repeated="6" table:style-name="co1"/>
        <table:table-column table:default-cell-style-name="ce2" table:style-name="co2"/>
        <table:table-column table:default-cell-style-name="ce2" table:style-name="co3"/>
        <table:table-column table:default-cell-style-name="ce2" table:number-columns-repeated="16376" table:style-name="co1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3">
            <text:p>NOM</text:p>
          </table:table-cell>
          <table:table-cell table:number-columns-spanned="3" table:number-rows-spanned="1" table:style-name="ce16"/>
          <table:covered-table-cell table:number-columns-repeated="2"/>
          <table:table-cell office:value-type="string" table:style-name="ce3">
            <text:p>PRENOM</text:p>
          </table:table-cell>
          <table:table-cell table:number-columns-spanned="3" table:number-rows-spanned="1" table:style-name="ce16"/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number-columns-spanned="8" table:number-rows-spanned="1" table:style-name="ce17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18">
            <text:p>à retourner dûment renseignées avant le<text:s/><text:span text:style-name="T3">10 juin 2016</text:span><text:span text:style-name="T3"/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4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19">
            <text:p>Liste des cours, TD et TP :<text:s/></text:p>
          </table:table-cell>
          <table:covered-table-cell/>
          <table:table-cell office:value-type="string" table:number-columns-spanned="6" table:number-rows-spanned="1" table:style-name="ce20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21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21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22">
            <text:p>Coefficients à appliquer :</text:p>
          </table:table-cell>
          <table:covered-table-cell table:number-columns-repeated="2"/>
          <table:table-cell table:number-columns-repeated="16381" table:style-name="ce2"/>
        </table:table-row>
        <table:table-row table:style-name="ro7">
          <table:table-cell office:value-type="string" table:style-name="ce6">
            <text:p>Cours</text:p>
          </table:table-cell>
          <table:table-cell office:value="1.5" office:value-type="float" table:style-name="ce7">
            <text:p>1.5</text:p>
          </table:table-cell>
          <table:table-cell office:value-type="string" table:style-name="ce6">
            <text:p>TD</text:p>
          </table:table-cell>
          <table:table-cell office:value="1.125" office:value-type="float" table:style-name="ce7">
            <text:p>1.125</text:p>
          </table:table-cell>
          <table:table-cell office:value-type="string" table:style-name="ce6">
            <text:p>TP</text:p>
          </table:table-cell>
          <table:table-cell office:value="1" office:value-type="float" table:style-name="ce7">
            <text:p>1</text:p>
          </table:table-cell>
          <table:table-cell office:value-type="string" table:style-name="ce2">
            <text:p>Cours-TD et Apprentissage</text:p>
          </table:table-cell>
          <table:table-cell office:value="1.3" office:value-type="float" table:style-name="ce7">
            <text:p>1.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1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5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1">
            <text:p>Parmi votre choix d'enseignements, merci de lister dans l'encart ci-dessous ceux que vous<text:s/><text:span text:style-name="T4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3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8" table:style-name="ce8"/>
          <table:table-cell table:number-columns-repeated="16376" table:style-name="ce2"/>
        </table:table-row>
        <table:table-row table:style-name="ro12">
          <table:table-cell office:value-type="string" table:number-columns-spanned="4" table:number-rows-spanned="1" table:style-name="ce22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24">
            <text:p>(précisez dans chaque case le volume horaire correspondant)</text:p>
          </table:table-cell>
          <table:covered-table-cell table:number-columns-repeated="3"/>
          <table:table-cell table:number-columns-repeated="4" table:style-name="ce5"/>
          <table:table-cell table:number-columns-repeated="1637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<text:s/>décharge nouveau maître de conférence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<text:s/>délégation ou détachement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<text:s/>CRCT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Report d'heures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Autres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number-columns-repeated="16384" table:style-name="ce2"/>
        </table:table-row>
        <table:table-row table:style-name="ro2">
          <table:table-cell office:value-type="string" table:number-columns-spanned="7" table:number-rows-spanned="1" table:style-name="ce22">
            <text:p>Nombre d'heures d'enseignement que vous souhaitez assurer<text:s/><text:span text:style-name="T5">dans les formations MIDO</text:span><text:s/>(hors M2 et apprentissage)</text:p>
          </table:table-cell>
          <table:covered-table-cell table:number-columns-repeated="6"/>
          <table:table-cell table:style-name="ce10"/>
          <table:table-cell table:number-columns-repeated="16376" table:style-name="ce2"/>
        </table:table-row>
        <table:table-row table:style-name="ro13">
          <table:table-cell office:value-type="string" table:number-columns-spanned="8" table:number-rows-spanned="1" table:style-name="ce21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2"/>
        </table:table-row>
        <table:table-row table:style-name="ro14">
          <table:table-cell table:style-name="ce5"/>
          <table:table-cell office:value-type="string" table:number-columns-spanned="2" table:number-rows-spanned="1" table:style-name="ce26">
            <text:p>Diplôme</text:p>
          </table:table-cell>
          <table:covered-table-cell/>
          <table:table-cell office:value-type="string" table:number-columns-spanned="2" table:number-rows-spanned="1" table:style-name="ce26">
            <text:p>Enseignement</text:p>
          </table:table-cell>
          <table:covered-table-cell/>
          <table:table-cell office:value-type="string" table:style-name="ce11">
            <text:p>Volume Horaire (eqtd)</text:p>
          </table:table-cell>
          <table:table-cell table:style-name="ce12"/>
          <table:table-cell table:style-name="ce5"/>
          <table:table-cell table:number-columns-repeated="16376" table:style-name="ce2"/>
        </table:table-row>
        <table:table-row table:style-name="ro7">
          <table:table-cell office:value-type="string" table:style-name="ce13">
            <text:p>LSO</text:p>
          </table:table-cell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4"/>
          <table:table-cell table:number-columns-repeated="16378" table:style-name="ce2"/>
        </table:table-row>
        <table:table-row table:style-name="ro7">
          <table:table-cell office:value-type="string" table:style-name="ce13">
            <text:p>MSO</text:p>
          </table:table-cell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4"/>
          <table:table-cell table:number-columns-repeated="16378" table:style-name="ce2"/>
        </table:table-row>
        <table:table-row table:style-name="ro7">
          <table:table-cell office:value-type="string" table:style-name="ce13">
            <text:p>MIDO</text:p>
          </table:table-cell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4"/>
          <table:table-cell table:number-columns-repeated="16378" table:style-name="ce2"/>
        </table:table-row>
        <table:table-row table:style-name="ro7">
          <table:table-cell office:value-type="string" table:style-name="ce13">
            <text:p>DEP</text:p>
          </table:table-cell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4"/>
          <table:table-cell table:number-columns-repeated="16378" table:style-name="ce2"/>
        </table:table-row>
        <table:table-row table:style-name="ro15">
          <table:table-cell office:value-type="string" table:number-columns-spanned="3" table:number-rows-spanned="1" table:style-name="ce28">
            <text:p>Commentaires</text:p>
          </table:table-cell>
          <table:covered-table-cell table:number-columns-repeated="2"/>
          <table:table-cell table:number-columns-repeated="3" table:style-name="ce15"/>
          <table:table-cell table:number-columns-repeated="16378" table:style-name="ce2"/>
        </table:table-row>
        <table:table-row table:style-name="ro3">
          <table:table-cell table:number-columns-spanned="8" table:number-rows-spanned="4" table:style-name="ce23"/>
          <table:covered-table-cell table:number-columns-repeated="7"/>
          <table:table-cell table:number-columns-repeated="16376"/>
        </table:table-row>
        <table:table-row table:number-rows-repeated="3" table:style-name="ro3">
          <table:covered-table-cell/>
          <table:covered-table-cell table:number-columns-repeated="7"/>
          <table:table-cell table:number-columns-repeated="16376"/>
        </table:table-row>
        <table:named-expressions>
          <table:named-range table:base-cell-address="Coordonnées.$A$1" table:cell-range-address="Coordonnées.$A$1:Coordonnées.$H$38" table:name="Print_Area"/>
        </table:named-expressions>
      </table:table>
      <table:table table:name="Emplois_du_temps" table:style-name="ta2">
        <table:table-column table:default-cell-style-name="ce29" table:style-name="co4"/>
        <table:table-column table:default-cell-style-name="ce29" table:number-columns-repeated="7" table:style-name="co1"/>
        <table:table-column table:default-cell-style-name="ce30" table:style-name="co5"/>
        <table:table-column table:default-cell-style-name="ce29" table:style-name="co6"/>
        <table:table-column table:default-cell-style-name="ce29" table:number-columns-repeated="7" table:style-name="co1"/>
        <table:table-column table:default-cell-style-name="ce29" table:style-name="co3" table:visibility="collapse"/>
        <table:table-column table:default-cell-style-name="ce29" table:number-columns-repeated="16366" table:style-name="co1"/>
        <table:table-row table:style-name="ro16">
          <table:table-cell table:number-columns-repeated="8" table:style-name="ce29"/>
          <table:table-cell table:style-name="ce30"/>
          <table:table-cell table:number-columns-repeated="8" table:style-name="ce29"/>
          <table:table-cell office:value-type="string" table:style-name="ce29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NOM</text:p>
          </table:table-cell>
          <table:table-cell table:number-columns-spanned="3" table:number-rows-spanned="1" table:style-name="ce16"/>
          <table:covered-table-cell table:number-columns-repeated="2"/>
          <table:table-cell office:value-type="string" table:style-name="ce3">
            <text:p>PRENOM</text:p>
          </table:table-cell>
          <table:table-cell table:number-columns-spanned="3" table:number-rows-spanned="1" table:style-name="ce16"/>
          <table:covered-table-cell table:number-columns-repeated="2"/>
          <table:table-cell table:style-name="ce31"/>
          <table:table-cell table:style-name="ce2"/>
          <table:table-cell office:value-type="string" table:style-name="ce32">
            <text:p>Lundi</text:p>
          </table:table-cell>
          <table:table-cell office:value-type="string" table:style-name="ce32">
            <text:p>Mardi</text:p>
          </table:table-cell>
          <table:table-cell office:value-type="string" table:style-name="ce32">
            <text:p>Mercredi</text:p>
          </table:table-cell>
          <table:table-cell office:value-type="string" table:style-name="ce32">
            <text:p>Jeudi</text:p>
          </table:table-cell>
          <table:table-cell office:value-type="string" table:style-name="ce32">
            <text:p>Vendredi</text:p>
          </table:table-cell>
          <table:table-cell office:value-type="string" table:style-name="ce32">
            <text:p>Samedi</text:p>
          </table:table-cell>
          <table:table-cell table:style-name="ce2"/>
          <table:table-cell office:value-type="string" table:style-name="ce29">
            <text:p>ATER</text:p>
          </table:table-cell>
          <table:table-cell table:number-columns-repeated="16366" table:style-name="ce2"/>
        </table:table-row>
        <table:table-row table:style-name="ro17">
          <table:table-cell table:number-columns-repeated="8" table:style-name="ce29"/>
          <table:table-cell table:style-name="ce30"/>
          <table:table-cell office:value-type="string" table:style-name="ce33">
            <text:p>8h30-10h00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DOCTORAN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ADRESSE</text:p>
          </table:table-cell>
          <table:table-cell table:number-columns-spanned="7" table:number-rows-spanned="1" table:style-name="ce16"/>
          <table:covered-table-cell table:number-columns-repeated="6"/>
          <table:table-cell table:style-name="ce35"/>
          <table:table-cell office:value-type="string" table:style-name="ce33">
            <text:p>10h15-11h45</text:p>
          </table:table-cell>
          <table:table-cell table:number-columns-repeated="6" table:style-name="ce34"/>
          <table:table-cell table:style-name="ce29"/>
          <table:table-cell office:value-type="string" table:style-name="ce2">
            <text:p>MC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CODE POSTAL</text:p>
          </table:table-cell>
          <table:table-cell table:style-name="ce36"/>
          <table:table-cell office:value-type="string" table:style-name="ce3">
            <text:p>VILLE</text:p>
          </table:table-cell>
          <table:table-cell table:number-columns-spanned="5" table:number-rows-spanned="1" table:style-name="ce16"/>
          <table:covered-table-cell table:number-columns-repeated="4"/>
          <table:table-cell table:style-name="ce35"/>
          <table:table-cell office:value-type="string" table:style-name="ce33">
            <text:p>12h00-13h30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PAS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TEL PERSONNEL</text:p>
          </table:table-cell>
          <table:table-cell table:number-columns-spanned="2" table:number-rows-spanned="1" table:style-name="ce16"/>
          <table:covered-table-cell/>
          <table:table-cell office:value-type="string" table:style-name="ce3">
            <text:p>TEL PORTABLE</text:p>
          </table:table-cell>
          <table:table-cell table:number-columns-spanned="2" table:number-rows-spanned="1" table:style-name="ce16"/>
          <table:covered-table-cell/>
          <table:table-cell table:style-name="ce37"/>
          <table:table-cell table:style-name="ce29"/>
          <table:table-cell table:style-name="ce30"/>
          <table:table-cell office:value-type="string" table:style-name="ce33">
            <text:p>13h45-15h15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PRAG</text:p>
          </table:table-cell>
          <table:table-cell table:number-columns-repeated="16366"/>
        </table:table-row>
        <table:table-row table:style-name="ro17">
          <table:table-cell table:number-columns-repeated="8" table:style-name="ce29"/>
          <table:table-cell table:style-name="ce30"/>
          <table:table-cell office:value-type="string" table:style-name="ce33">
            <text:p>15h30-17h00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PRO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PERSONNEL</text:p>
          </table:table-cell>
          <table:table-cell table:number-columns-spanned="7" table:number-rows-spanned="1" table:style-name="ce16"/>
          <table:covered-table-cell table:number-columns-repeated="6"/>
          <table:table-cell table:style-name="ce38"/>
          <table:table-cell office:value-type="string" table:style-name="ce33">
            <text:p>17h15-18h45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VACATAIRE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DAUPHINE</text:p>
          </table:table-cell>
          <table:table-cell table:number-columns-spanned="7" table:number-rows-spanned="1" table:style-name="ce16"/>
          <table:covered-table-cell table:number-columns-repeated="6"/>
          <table:table-cell table:style-name="ce38"/>
          <table:table-cell office:value-type="string" table:style-name="ce33">
            <text:p>19h00-20h30</text:p>
          </table:table-cell>
          <table:table-cell table:number-columns-repeated="6" table:style-name="ce34"/>
          <table:table-cell table:number-columns-repeated="16368" table:style-name="ce29"/>
        </table:table-row>
        <table:table-row table:style-name="ro3">
          <table:table-cell table:number-columns-repeated="8" table:style-name="ce29"/>
          <table:table-cell table:style-name="ce30"/>
          <table:table-cell table:number-columns-repeated="16375" table:style-name="ce29"/>
        </table:table-row>
        <table:table-row table:style-name="ro18">
          <table:table-cell office:value-type="string" table:style-name="ce3">
            <text:p>STATUT</text:p>
          </table:table-cell>
          <table:table-cell table:content-validation-name="val1" table:number-columns-spanned="2" table:number-rows-spanned="1" table:style-name="ce16"/>
          <table:covered-table-cell/>
          <table:table-cell office:value-type="string" table:style-name="ce3">
            <text:p>TEL DAUPHINE</text:p>
          </table:table-cell>
          <table:table-cell table:number-columns-spanned="2" table:number-rows-spanned="1" table:style-name="ce16"/>
          <table:covered-table-cell/>
          <table:table-cell office:value-type="string" table:style-name="ce3">
            <text:p>BUREAU</text:p>
          </table:table-cell>
          <table:table-cell table:style-name="ce39"/>
          <table:table-cell table:style-name="ce30"/>
          <table:table-cell table:number-columns-repeated="16375" table:style-name="ce29"/>
        </table:table-row>
        <table:table-row table:style-name="ro3">
          <table:table-cell table:style-name="ce3"/>
          <table:table-cell table:number-columns-repeated="4" table:style-name="ce29"/>
          <table:table-cell table:style-name="ce3"/>
          <table:table-cell table:number-columns-repeated="2" table:style-name="ce29"/>
          <table:table-cell table:style-name="ce30"/>
          <table:table-cell office:value-type="string" table:number-columns-spanned="7" table:number-rows-spanned="1" table:style-name="ce41">
            <text:p>INFORMATIONS PARTICULIERES</text:p>
          </table:table-cell>
          <table:covered-table-cell table:number-columns-repeated="6"/>
          <table:table-cell table:number-columns-repeated="16368" table:style-name="ce29"/>
        </table:table-row>
        <table:table-row table:style-name="ro19">
          <table:table-cell office:value-type="string" table:number-columns-spanned="8" table:number-rows-spanned="1" table:style-name="ce42">
            <text:p>Dans la grille ci-contre, indiquez<text:s/><text:span text:style-name="T2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2">horaires concentrés</text:span><text:s/>sur quelques journées ou au contraire<text:s/><text:span text:style-name="T2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40"/>
          <table:table-cell table:number-columns-spanned="7" table:number-rows-spanned="1" table:style-name="ce23"/>
          <table:covered-table-cell table:number-columns-repeated="6"/>
          <table:table-cell table:number-columns-repeated="16368" table:style-name="ce29"/>
        </table:table-row>
        <table:named-expressions>
          <table:named-range table:base-cell-address="Emplois_du_temps.$A$1" table:cell-range-address="Emplois_du_temps.$A$1:Emplois_du_temps.$P$14" table:name="Print_Area"/>
        </table:named-expressions>
      </table:table>
      <table:table table:name="DE1" table:style-name="a9f90d7">
        <table:table-column table:number-columns-repeated="5" table:style-name="a6047fb"/>
        <table:table-column table:style-name="a6047fb"/>
        <table:table-column table:style-name="a6047fb"/>
        <table:table-column table:style-name="a6047fb"/>
        <table:table-column table:style-name="a6047fb"/>
        <table:table-column table:style-name="a6047fb"/>
        <table:table-column table:style-name="a6047fb"/>
        <table:table-column table:style-name="a6047fb"/>
        <table:table-column table:style-name="a6047fb"/>
        <table:table-column table:style-name="a6047fb"/>
        <table:table-column table:style-name="a6047fb"/>
        <table:table-column table:style-name="a6047fb"/>
        <table:table-column table:number-columns-repeated="11" table:style-name="a6047fb"/>
        <table:table-column table:style-name="a6047fb"/>
        <table:table-row>
          <table:table-cell/>
          <table:table-cell office:string-value="1ère année de licence" office:value-type="string" table:number-columns-spanned="4" table:number-rows-spanned="1" table:style-name="a99179c">
            <text:p>1ère année de licence</text:p>
          </table:table-cell>
          <table:covered-table-cell/>
          <table:covered-table-cell/>
          <table:covered-table-cell/>
          <table:table-cell office:value-type="string" table:number-rows-spanned="1"/>
          <table:table-cell office:string-value="prévision 2016/2017" office:value-type="string" table:number-columns-spanned="3" table:number-rows-spanned="1" table:style-name="a8c42ea">
            <text:p>prévision 2016/2017</text:p>
          </table:table-cell>
          <table:covered-table-cell/>
          <table:covered-table-cell/>
          <table:table-cell office:string-value=": 200 étudiants" office:value-type="string" table:number-columns-spanned="3" table:number-rows-spanned="1" table:style-name="a492df7">
            <text:p>: 200 étudiants</text:p>
          </table:table-cell>
          <table:covered-table-cell/>
          <table:covered-table-cell/>
          <table:table-cell office:value-type="string" table:number-rows-spanned="1"/>
          <table:table-cell office:value-type="string" table:number-rows-spanned="1"/>
          <table:table-cell office:value-type="string" table:number-rows-spanned="1"/>
          <table:table-cell office:value-type="string" table:number-rows-spanned="1"/>
          <table:table-cell office:value-type="string" table:number-columns-repeated="11" table:number-rows-spanned="1"/>
          <table:table-cell office:value-type="string" table:number-rows-spanned="1"/>
        </table:table-row>
        <table:table-row>
          <table:table-cell/>
          <table:table-cell office:string-value="ENSEIGNEMENTS SEMESTRE 1" office:value-type="string" table:number-columns-spanned="13" table:number-rows-spanned="1" table:style-name="a1d6fbb">
            <text:p>ENSEIGNEMENTS SEMESTRE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rows-spanned="1"/>
          <table:table-cell office:string-value="ENSEIGNEMENTS SEMESTRE 2" office:value-type="string" table:number-columns-spanned="13" table:number-rows-spanned="1" table:style-name="a5c6532">
            <text:p>ENSEIGNEMENTS SEMESTRE 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/>
          <table:table-cell office:string-value="Matière" office:value-type="string" table:number-rows-spanned="1" table:style-name="a472c14">
            <text:p>Matière</text:p>
          </table:table-cell>
          <table:table-cell office:string-value="code Apogée" office:value-type="string" table:number-rows-spanned="1" table:style-name="a915335">
            <text:p>code Apogée</text:p>
          </table:table-cell>
          <table:table-cell office:string-value="Responsable UE 2016-2017" office:value-type="string" table:number-rows-spanned="1" table:style-name="aad688a">
            <text:p>Responsable UE 2016-2017</text:p>
          </table:table-cell>
          <table:table-cell office:string-value="Intervenants 2016-2017" office:value-type="string" table:number-rows-spanned="1" table:style-name="a7f71f9">
            <text:p>Intervenants 2016-2017</text:p>
          </table:table-cell>
          <table:table-cell office:string-value="COURS" office:value-type="string" table:number-rows-spanned="1" table:style-name="a201c32">
            <text:p>COURS</text:p>
          </table:table-cell>
          <table:table-cell office:string-value="TD ou cours-TD" office:value-type="string" table:number-rows-spanned="1" table:style-name="ab856ff">
            <text:p>TD ou cours-TD</text:p>
          </table:table-cell>
          <table:table-cell office:string-value="TP ou cours-TP" office:value-type="string" table:number-rows-spanned="1" table:style-name="a4d83ae">
            <text:p>TP ou cours-TP</text:p>
          </table:table-cell>
          <table:table-cell office:string-value="Nombre de groupes indicatif" office:value-type="string" table:number-rows-spanned="1" table:style-name="a4e2abf">
            <text:p>Nombre de groupes indicatif</text:p>
          </table:table-cell>
          <table:table-cell office:string-value="Choix Cours" office:value-type="string" table:number-rows-spanned="1" table:style-name="a7289db">
            <text:p>Choix Cours</text:p>
          </table:table-cell>
          <table:table-cell office:string-value="Choix TD/CMTD" office:value-type="string" table:number-rows-spanned="1" table:style-name="af070fa">
            <text:p>Choix TD/CMTD</text:p>
          </table:table-cell>
          <table:table-cell office:string-value="Choix TP/CMTP" office:value-type="string" table:number-rows-spanned="1" table:style-name="a54232e">
            <text:p>Choix TP/CMTP</text:p>
          </table:table-cell>
          <table:table-cell office:string-value="Nombre de TD/TP souhaités" office:value-type="string" table:number-rows-spanned="1" table:style-name="aa7b073">
            <text:p>Nombre de TD/TP souhaités</text:p>
          </table:table-cell>
          <table:table-cell office:string-value="Nombre d'années d'enseignement de la matière" office:value-type="string" table:number-rows-spanned="1" table:style-name="a13443d">
            <text:p>Nombre d'années d'enseignement de la matière</text:p>
          </table:table-cell>
          <table:table-cell table:number-rows-spanned="1"/>
          <table:table-cell office:string-value="Matière" office:value-type="string" table:number-rows-spanned="1" table:style-name="a6e7826">
            <text:p>Matière</text:p>
          </table:table-cell>
          <table:table-cell office:string-value="code Apogée" office:value-type="string" table:number-rows-spanned="1" table:style-name="ad10d13">
            <text:p>code Apogée</text:p>
          </table:table-cell>
          <table:table-cell office:string-value="Responsable UE 2016-2017" office:value-type="string" table:number-rows-spanned="1" table:style-name="a9c8ddb">
            <text:p>Responsable UE 2016-2017</text:p>
          </table:table-cell>
          <table:table-cell office:string-value="Intervenants 2016-2017" office:value-type="string" table:number-rows-spanned="1" table:style-name="a417f9b">
            <text:p>Intervenants 2016-2017</text:p>
          </table:table-cell>
          <table:table-cell office:string-value="COURS" office:value-type="string" table:number-rows-spanned="1" table:style-name="a00dba3">
            <text:p>COURS</text:p>
          </table:table-cell>
          <table:table-cell office:string-value="TD ou cours-TD" office:value-type="string" table:number-rows-spanned="1" table:style-name="af7e532">
            <text:p>TD ou cours-TD</text:p>
          </table:table-cell>
          <table:table-cell office:string-value="TP ou cours-TP" office:value-type="string" table:number-rows-spanned="1" table:style-name="a732c5a">
            <text:p>TP ou cours-TP</text:p>
          </table:table-cell>
          <table:table-cell office:string-value="Nombre de groupes indicatif" office:value-type="string" table:number-rows-spanned="1" table:style-name="a4b9284">
            <text:p>Nombre de groupes indicatif</text:p>
          </table:table-cell>
          <table:table-cell office:string-value="Choix Cours" office:value-type="string" table:number-rows-spanned="1" table:style-name="abe526e">
            <text:p>Choix Cours</text:p>
          </table:table-cell>
          <table:table-cell office:string-value="Choix TD/CMTD" office:value-type="string" table:number-rows-spanned="1" table:style-name="a5ea68d">
            <text:p>Choix TD/CMTD</text:p>
          </table:table-cell>
          <table:table-cell office:string-value="Choix TP/CMTP" office:value-type="string" table:number-rows-spanned="1" table:style-name="a2755a9">
            <text:p>Choix TP/CMTP</text:p>
          </table:table-cell>
          <table:table-cell office:string-value="Nombre de TD/TP souhaités" office:value-type="string" table:number-rows-spanned="1" table:style-name="a712281">
            <text:p>Nombre de TD/TP souhaités</text:p>
          </table:table-cell>
          <table:table-cell office:string-value="Nombre d'années d'enseignement de la matière" office:value-type="string" table:number-rows-spanned="1" table:style-name="a142ce2">
            <text:p>Nombre d'années d'enseignement de la matière</text:p>
          </table:table-cell>
        </table:table-row>
        <table:table-row>
          <table:table-cell/>
          <table:table-cell office:string-value="PRE-RENTREE : Mathématiques" office:value-type="string" table:number-rows-spanned="1" table:style-name="a029972">
            <text:p>PRE-RENTREE : Mathématiques</text:p>
          </table:table-cell>
          <table:table-cell office:string-value="A1PREMA" office:value-type="string" table:number-rows-spanned="1" table:style-name="afaaf32">
            <text:p>A1PREMA</text:p>
          </table:table-cell>
          <table:table-cell office:string-value="Pasquignon" office:value-type="string" table:number-rows-spanned="1" table:style-name="a593006">
            <text:p>Pasquignon</text:p>
          </table:table-cell>
          <table:table-cell office:string-value="HuveneersLamboleyVialardLegendre" office:value-type="string" table:number-rows-spanned="1" table:style-name="a715b16">
            <text:p>HuveneersLamboleyVialardLegendre</text:p>
          </table:table-cell>
          <table:table-cell table:number-rows-spanned="1" table:style-name="acd7816"/>
          <table:table-cell office:string-value="15.0h CMTD" office:value-type="string" table:number-rows-spanned="1" table:style-name="a30f31e">
            <text:p>15.0h CMTD</text:p>
          </table:table-cell>
          <table:table-cell table:number-rows-spanned="1" table:style-name="a626e85"/>
          <table:table-cell office:string-value="6 CMTD" office:value-type="string" table:number-rows-spanned="1" table:style-name="a9d1b81">
            <text:p>6 CMTD</text:p>
          </table:table-cell>
          <table:table-cell table:number-rows-spanned="1" table:style-name="af2fc0b"/>
          <table:table-cell table:number-rows-spanned="1" table:style-name="a310c82"/>
          <table:table-cell table:number-rows-spanned="1" table:style-name="ae84399"/>
          <table:table-cell table:number-rows-spanned="1" table:style-name="af4eb91"/>
          <table:table-cell table:number-rows-spanned="1" table:style-name="a42774a"/>
          <table:table-cell table:number-rows-spanned="1"/>
          <table:table-cell office:string-value="Analyse 2" office:value-type="string" table:number-rows-spanned="1" table:style-name="a93aa6b">
            <text:p>Analyse 2</text:p>
          </table:table-cell>
          <table:table-cell office:string-value="A1DEM08" office:value-type="string" table:number-rows-spanned="1" table:style-name="a3ecd38">
            <text:p>A1DEM08</text:p>
          </table:table-cell>
          <table:table-cell office:string-value="Lebourg" office:value-type="string" table:number-rows-spanned="1" table:style-name="ab8645b">
            <text:p>Lebourg</text:p>
          </table:table-cell>
          <table:table-cell office:string-value="Lebourg CMRammalSchaisonHadikhanlooMassetti" office:value-type="string" table:number-rows-spanned="1" table:style-name="aebdd9c">
            <text:p>Lebourg CMRammalSchaisonHadikhanlooMassetti</text:p>
          </table:table-cell>
          <table:table-cell office:string-value="19.5h CM" office:value-type="string" table:number-rows-spanned="1" table:style-name="aa59305">
            <text:p>19.5h CM</text:p>
          </table:table-cell>
          <table:table-cell office:string-value="39.0h CMTD" office:value-type="string" table:number-rows-spanned="1" table:style-name="ac1f6c8">
            <text:p>39.0h CMTD</text:p>
          </table:table-cell>
          <table:table-cell table:number-rows-spanned="1" table:style-name="ab5e412"/>
          <table:table-cell office:string-value="6" office:value-type="string" table:number-rows-spanned="1" table:style-name="a3c44ed">
            <text:p>6</text:p>
          </table:table-cell>
          <table:table-cell table:number-rows-spanned="1" table:style-name="a1d3988"/>
          <table:table-cell table:number-rows-spanned="1" table:style-name="afae1b8"/>
          <table:table-cell table:number-rows-spanned="1" table:style-name="ac9390d"/>
          <table:table-cell table:number-rows-spanned="1" table:style-name="ae99281"/>
          <table:table-cell table:number-rows-spanned="1" table:style-name="a1262f0"/>
        </table:table-row>
        <table:table-row>
          <table:table-cell/>
          <table:table-cell office:string-value="Analyse1" office:value-type="string" table:number-rows-spanned="1" table:style-name="a8655e4">
            <text:p>Analyse1</text:p>
          </table:table-cell>
          <table:table-cell office:string-value="A1DEM01" office:value-type="string" table:number-rows-spanned="1" table:style-name="a267c4b">
            <text:p>A1DEM01</text:p>
          </table:table-cell>
          <table:table-cell office:string-value="Simenhaus" office:value-type="string" table:number-rows-spanned="1" table:style-name="aa70ebc">
            <text:p>Simenhaus</text:p>
          </table:table-cell>
          <table:table-cell office:string-value="LegendreLamboleyAttouchiSimenhausBoussionTruchot" office:value-type="string" table:number-rows-spanned="1" table:style-name="a8e5746">
            <text:p>LegendreLamboleyAttouchiSimenhausBoussionTruchot</text:p>
          </table:table-cell>
          <table:table-cell table:number-rows-spanned="1" table:style-name="a5cf74e"/>
          <table:table-cell office:string-value="72.0h CMTD" office:value-type="string" table:number-rows-spanned="1" table:style-name="aa7e018">
            <text:p>72.0h CMTD</text:p>
          </table:table-cell>
          <table:table-cell table:number-rows-spanned="1" table:style-name="a4e9d0f"/>
          <table:table-cell office:string-value="6 CMTD" office:value-type="string" table:number-rows-spanned="1" table:style-name="aa5d4f8">
            <text:p>6 CMTD</text:p>
          </table:table-cell>
          <table:table-cell table:number-rows-spanned="1" table:style-name="a3b06b1"/>
          <table:table-cell table:number-rows-spanned="1" table:style-name="a68525b"/>
          <table:table-cell table:number-rows-spanned="1" table:style-name="ab13740"/>
          <table:table-cell table:number-rows-spanned="1" table:style-name="a1c3623"/>
          <table:table-cell table:number-rows-spanned="1" table:style-name="ab76216"/>
          <table:table-cell table:number-rows-spanned="1"/>
          <table:table-cell office:string-value="Algèbre linéaire 2" office:value-type="string" table:number-rows-spanned="1" table:style-name="af3ffa3">
            <text:p>Algèbre linéaire 2</text:p>
          </table:table-cell>
          <table:table-cell office:string-value="A1DEM09" office:value-type="string" table:number-rows-spanned="1" table:style-name="aa81e23">
            <text:p>A1DEM09</text:p>
          </table:table-cell>
          <table:table-cell office:string-value="Vialard" office:value-type="string" table:number-rows-spanned="1" table:style-name="ab23773">
            <text:p>Vialard</text:p>
          </table:table-cell>
          <table:table-cell office:string-value="Vialard CMRammalFu YingCoronMacasiebSchaisonFu" office:value-type="string" table:number-rows-spanned="1" table:style-name="a3f45b6">
            <text:p>Vialard CMRammalFu YingCoronMacasiebSchaisonFu</text:p>
          </table:table-cell>
          <table:table-cell office:string-value="19.5h CM" office:value-type="string" table:number-rows-spanned="1" table:style-name="aa2a04d">
            <text:p>19.5h CM</text:p>
          </table:table-cell>
          <table:table-cell office:string-value="39.0h CMTD" office:value-type="string" table:number-rows-spanned="1" table:style-name="a129767">
            <text:p>39.0h CMTD</text:p>
          </table:table-cell>
          <table:table-cell table:number-rows-spanned="1" table:style-name="a7ca29a"/>
          <table:table-cell office:string-value="6" office:value-type="string" table:number-rows-spanned="1" table:style-name="aae2a4b">
            <text:p>6</text:p>
          </table:table-cell>
          <table:table-cell table:number-rows-spanned="1" table:style-name="a528ce3"/>
          <table:table-cell table:number-rows-spanned="1" table:style-name="a760fcd"/>
          <table:table-cell table:number-rows-spanned="1" table:style-name="a56c136"/>
          <table:table-cell table:number-rows-spanned="1" table:style-name="afbb05d"/>
          <table:table-cell table:number-rows-spanned="1" table:style-name="a795c8b"/>
        </table:table-row>
        <table:table-row>
          <table:table-cell/>
          <table:table-cell office:string-value="Algèbre linéaire 1" office:value-type="string" table:number-rows-spanned="1" table:style-name="a4a49ff">
            <text:p>Algèbre linéaire 1</text:p>
          </table:table-cell>
          <table:table-cell office:string-value="A1DEM02" office:value-type="string" table:number-rows-spanned="1" table:style-name="a0a4189">
            <text:p>A1DEM02</text:p>
          </table:table-cell>
          <table:table-cell office:string-value="Pasquignon" office:value-type="string" table:number-rows-spanned="1" table:style-name="a6079f6">
            <text:p>Pasquignon</text:p>
          </table:table-cell>
          <table:table-cell office:string-value="Tamzali-LafondHenonPasquignonTalengPasquignonVialard" office:value-type="string" table:number-rows-spanned="1" table:style-name="a5dada5">
            <text:p>Tamzali-LafondHenonPasquignonTalengPasquignonVialard</text:p>
          </table:table-cell>
          <table:table-cell table:number-rows-spanned="1" table:style-name="a76198b"/>
          <table:table-cell office:string-value="72.0h CMTD" office:value-type="string" table:number-rows-spanned="1" table:style-name="a5faf4b">
            <text:p>72.0h CMTD</text:p>
          </table:table-cell>
          <table:table-cell table:number-rows-spanned="1" table:style-name="a698afc"/>
          <table:table-cell office:string-value="6 CMTD" office:value-type="string" table:number-rows-spanned="1" table:style-name="ab21f73">
            <text:p>6 CMTD</text:p>
          </table:table-cell>
          <table:table-cell table:number-rows-spanned="1" table:style-name="acec176"/>
          <table:table-cell table:number-rows-spanned="1" table:style-name="a13a98e"/>
          <table:table-cell table:number-rows-spanned="1" table:style-name="ae45058"/>
          <table:table-cell table:number-rows-spanned="1" table:style-name="a330327"/>
          <table:table-cell table:number-rows-spanned="1" table:style-name="aa546cc"/>
          <table:table-cell table:number-rows-spanned="1"/>
          <table:table-cell office:string-value="Algorithmique et programmation 2" office:value-type="string" table:number-rows-spanned="1" table:style-name="a5898a0">
            <text:p>Algorithmique et programmation 2</text:p>
          </table:table-cell>
          <table:table-cell office:string-value="A1DEM11" office:value-type="string" table:number-rows-spanned="1" table:style-name="add7de2">
            <text:p>A1DEM11</text:p>
          </table:table-cell>
          <table:table-cell office:string-value="Cazenave" office:value-type="string" table:number-rows-spanned="1" table:style-name="a2f82f9">
            <text:p>Cazenave</text:p>
          </table:table-cell>
          <table:table-cell office:string-value="Cazenave CMJamainPontoizeauTernierLaberniaHaddadTlilane" office:value-type="string" table:number-rows-spanned="1" table:style-name="a915c41">
            <text:p>Cazenave CMJamainPontoizeauTernierLaberniaHaddadTlilane</text:p>
          </table:table-cell>
          <table:table-cell office:string-value="19.5h CM" office:value-type="string" table:number-rows-spanned="1" table:style-name="aa0b4bd">
            <text:p>19.5h CM</text:p>
          </table:table-cell>
          <table:table-cell office:string-value="19.5h TD" office:value-type="string" table:number-rows-spanned="1" table:style-name="a8fb7dd">
            <text:p>19.5h TD</text:p>
          </table:table-cell>
          <table:table-cell table:number-rows-spanned="1" table:style-name="adc856c"/>
          <table:table-cell office:string-value="6" office:value-type="string" table:number-rows-spanned="1" table:style-name="afd2405">
            <text:p>6</text:p>
          </table:table-cell>
          <table:table-cell table:number-rows-spanned="1" table:style-name="a3159ae"/>
          <table:table-cell table:number-rows-spanned="1" table:style-name="ac56ca0"/>
          <table:table-cell table:number-rows-spanned="1" table:style-name="a90c308"/>
          <table:table-cell table:number-rows-spanned="1" table:style-name="a3e335a"/>
          <table:table-cell table:number-rows-spanned="1" table:style-name="add1083"/>
        </table:table-row>
        <table:table-row>
          <table:table-cell/>
          <table:table-cell office:string-value="Algorithmique et programmation 1" office:value-type="string" table:number-rows-spanned="1" table:style-name="a459a4c">
            <text:p>Algorithmique et programmation 1</text:p>
          </table:table-cell>
          <table:table-cell office:string-value="A1DEM03" office:value-type="string" table:number-rows-spanned="1" table:style-name="a623856">
            <text:p>A1DEM03</text:p>
          </table:table-cell>
          <table:table-cell office:string-value="Colazzo" office:value-type="string" table:number-rows-spanned="1" table:style-name="a491f6a">
            <text:p>Colazzo</text:p>
          </table:table-cell>
          <table:table-cell office:string-value="Colazzo CMRaksanyiGabrel-WilleminMuratManouvrierArib" office:value-type="string" table:number-rows-spanned="1" table:style-name="a38c826">
            <text:p>Colazzo CMRaksanyiGabrel-WilleminMuratManouvrierArib</text:p>
          </table:table-cell>
          <table:table-cell table:number-rows-spanned="1" table:style-name="a9c6689"/>
          <table:table-cell office:string-value="30.0h CMTD" office:value-type="string" table:number-rows-spanned="1" table:style-name="a801645">
            <text:p>30.0h CMTD</text:p>
          </table:table-cell>
          <table:table-cell office:string-value="30.0h CMTP" office:value-type="string" table:number-rows-spanned="1" table:style-name="a53672e">
            <text:p>30.0h CMTP</text:p>
          </table:table-cell>
          <table:table-cell office:string-value="6 CMTD et 6 CMTP" office:value-type="string" table:number-rows-spanned="1" table:style-name="a5ecaf0">
            <text:p>6 CMTD et 6 CMTP</text:p>
          </table:table-cell>
          <table:table-cell table:number-rows-spanned="1" table:style-name="ac2e13f"/>
          <table:table-cell table:number-rows-spanned="1" table:style-name="a5e6dad"/>
          <table:table-cell table:number-rows-spanned="1" table:style-name="a5da0bb"/>
          <table:table-cell table:number-rows-spanned="1" table:style-name="ae47b01"/>
          <table:table-cell table:number-rows-spanned="1" table:style-name="a36c117"/>
          <table:table-cell table:number-rows-spanned="1"/>
          <table:table-cell office:string-value="Modélisation et applications des mathématiques" office:value-type="string" table:number-rows-spanned="1" table:style-name="aa10dc5">
            <text:p>Modélisation et applications des mathématiques</text:p>
          </table:table-cell>
          <table:table-cell office:string-value="A1DEM10" office:value-type="string" table:number-rows-spanned="1" table:style-name="a9caba6">
            <text:p>A1DEM10</text:p>
          </table:table-cell>
          <table:table-cell office:string-value="Boussion" office:value-type="string" table:number-rows-spanned="1" table:style-name="afa2f15">
            <text:p>Boussion</text:p>
          </table:table-cell>
          <table:table-cell office:string-value="Boussion CMGenadotLeboucherLe Cousin" office:value-type="string" table:number-rows-spanned="1" table:style-name="a66608f">
            <text:p>Boussion CMGenadotLeboucherLe Cousin</text:p>
          </table:table-cell>
          <table:table-cell office:string-value="19.5h CM" office:value-type="string" table:number-rows-spanned="1" table:style-name="a563d3b">
            <text:p>19.5h CM</text:p>
          </table:table-cell>
          <table:table-cell office:string-value="19.5h TD" office:value-type="string" table:number-rows-spanned="1" table:style-name="ae06707">
            <text:p>19.5h TD</text:p>
          </table:table-cell>
          <table:table-cell table:number-rows-spanned="1" table:style-name="a639a7b"/>
          <table:table-cell office:string-value="6" office:value-type="string" table:number-rows-spanned="1" table:style-name="a1eede1">
            <text:p>6</text:p>
          </table:table-cell>
          <table:table-cell table:number-rows-spanned="1" table:style-name="a8e69d0"/>
          <table:table-cell table:number-rows-spanned="1" table:style-name="a9d48f8"/>
          <table:table-cell table:number-rows-spanned="1" table:style-name="a9c25af"/>
          <table:table-cell table:number-rows-spanned="1" table:style-name="ab9f59d"/>
          <table:table-cell table:number-rows-spanned="1" table:style-name="a890604"/>
        </table:table-row>
        <table:table-row>
          <table:table-cell/>
          <table:table-cell office:string-value="Introduction à la microéconomie" office:value-type="string" table:number-rows-spanned="1" table:style-name="a0d84c6">
            <text:p>Introduction à la microéconomie</text:p>
          </table:table-cell>
          <table:table-cell office:string-value="A1DEM04" office:value-type="string" table:number-rows-spanned="1" table:style-name="a9cec96">
            <text:p>A1DEM04</text:p>
          </table:table-cell>
          <table:table-cell office:string-value="De Vreyer" office:value-type="string" table:number-rows-spanned="1" table:style-name="ad6d680">
            <text:p>De Vreyer</text:p>
          </table:table-cell>
          <table:table-cell office:string-value="De Vreyer CMBrembillaLaffineurMorcillo" office:value-type="string" table:number-rows-spanned="1" table:style-name="a09a2f5">
            <text:p>De Vreyer CMBrembillaLaffineurMorcillo</text:p>
          </table:table-cell>
          <table:table-cell office:string-value="19.5h CM" office:value-type="string" table:number-rows-spanned="1" table:style-name="ac0d849">
            <text:p>19.5h CM</text:p>
          </table:table-cell>
          <table:table-cell office:string-value="19.5h TD" office:value-type="string" table:number-rows-spanned="1" table:style-name="a805631">
            <text:p>19.5h TD</text:p>
          </table:table-cell>
          <table:table-cell table:number-rows-spanned="1" table:style-name="ae5001a"/>
          <table:table-cell office:string-value="6 TD" office:value-type="string" table:number-rows-spanned="1" table:style-name="adae351">
            <text:p>6 TD</text:p>
          </table:table-cell>
          <table:table-cell table:number-rows-spanned="1" table:style-name="ab6ca92"/>
          <table:table-cell table:number-rows-spanned="1" table:style-name="afed86e"/>
          <table:table-cell table:number-rows-spanned="1" table:style-name="a7d318a"/>
          <table:table-cell table:number-rows-spanned="1" table:style-name="aa05865"/>
          <table:table-cell table:number-rows-spanned="1" table:style-name="ac2a809"/>
          <table:table-cell table:number-rows-spanned="1"/>
          <table:table-cell office:string-value="Outils en informatique- Outils de l'internet" office:value-type="string" table:number-rows-spanned="1" table:style-name="a40b054">
            <text:p>Outils en informatique- Outils de l'internet</text:p>
          </table:table-cell>
          <table:table-cell office:string-value="A1DEM14" office:value-type="string" table:number-rows-spanned="1" table:style-name="a8feb72">
            <text:p>A1DEM14</text:p>
          </table:table-cell>
          <table:table-cell office:string-value="Mayag" office:value-type="string" table:number-rows-spanned="1" table:style-name="a12121e">
            <text:p>Mayag</text:p>
          </table:table-cell>
          <table:table-cell office:string-value="Mayag CMBelhoulJamainMagnoucheArib" office:value-type="string" table:number-rows-spanned="1" table:style-name="ad25334">
            <text:p>Mayag CMBelhoulJamainMagnoucheArib</text:p>
          </table:table-cell>
          <table:table-cell office:string-value="15.0h CM" office:value-type="string" table:number-rows-spanned="1" table:style-name="abcdac6">
            <text:p>15.0h CM</text:p>
          </table:table-cell>
          <table:table-cell table:number-rows-spanned="1" table:style-name="a9a3830"/>
          <table:table-cell office:string-value="15.0h TP" office:value-type="string" table:number-rows-spanned="1" table:style-name="af570e0">
            <text:p>15.0h TP</text:p>
          </table:table-cell>
          <table:table-cell office:string-value="6" office:value-type="string" table:number-rows-spanned="1" table:style-name="a10fb0c">
            <text:p>6</text:p>
          </table:table-cell>
          <table:table-cell table:number-rows-spanned="1" table:style-name="a4b776c"/>
          <table:table-cell table:number-rows-spanned="1" table:style-name="afdb45f"/>
          <table:table-cell table:number-rows-spanned="1" table:style-name="a86e452"/>
          <table:table-cell table:number-rows-spanned="1" table:style-name="a77f14f"/>
          <table:table-cell table:number-rows-spanned="1" table:style-name="a65023a"/>
        </table:table-row>
        <table:table-row>
          <table:table-cell/>
          <table:table-cell office:string-value="Problèmes économiques" office:value-type="string" table:number-rows-spanned="1" table:style-name="acf7ff2">
            <text:p>Problèmes économiques</text:p>
          </table:table-cell>
          <table:table-cell office:string-value="A1DEM06" office:value-type="string" table:number-rows-spanned="1" table:style-name="a1a086f">
            <text:p>A1DEM06</text:p>
          </table:table-cell>
          <table:table-cell office:string-value="Dieudonne" office:value-type="string" table:number-rows-spanned="1" table:style-name="acb3722">
            <text:p>Dieudonne</text:p>
          </table:table-cell>
          <table:table-cell office:string-value="Dieudonne" office:value-type="string" table:number-rows-spanned="1" table:style-name="a505ae5">
            <text:p>Dieudonne</text:p>
          </table:table-cell>
          <table:table-cell office:string-value="36.0h CM" office:value-type="string" table:number-rows-spanned="1" table:style-name="a639548">
            <text:p>36.0h CM</text:p>
          </table:table-cell>
          <table:table-cell table:number-rows-spanned="1" table:style-name="a732771"/>
          <table:table-cell table:number-rows-spanned="1" table:style-name="af5acff"/>
          <table:table-cell table:number-rows-spanned="1" table:style-name="a8a6836"/>
          <table:table-cell table:number-rows-spanned="1" table:style-name="acdf8d1"/>
          <table:table-cell table:number-rows-spanned="1" table:style-name="ae965bb"/>
          <table:table-cell table:number-rows-spanned="1" table:style-name="a8cf892"/>
          <table:table-cell table:number-rows-spanned="1" table:style-name="a04104a"/>
          <table:table-cell table:number-rows-spanned="1" table:style-name="a3e1a8b"/>
          <table:table-cell table:number-rows-spanned="1"/>
          <table:table-cell office:string-value="Outils en informatique- Initiation à la recherche opérationnelle avec Excel" office:value-type="string" table:number-rows-spanned="1" table:style-name="adb0c2e">
            <text:p>Outils en informatique- Initiation à la recherche opérationnelle avec Excel</text:p>
          </table:table-cell>
          <table:table-cell office:string-value="A1DEM14" office:value-type="string" table:number-rows-spanned="1" table:style-name="a657b58">
            <text:p>A1DEM14</text:p>
          </table:table-cell>
          <table:table-cell office:string-value="Mayag" office:value-type="string" table:number-rows-spanned="1" table:style-name="adf57ef">
            <text:p>Mayag</text:p>
          </table:table-cell>
          <table:table-cell office:string-value="Mayag CMBelhoulJamainMagnoucheMouhoubHaddad" office:value-type="string" table:number-rows-spanned="1" table:style-name="a4f323a">
            <text:p>Mayag CMBelhoulJamainMagnoucheMouhoubHaddad</text:p>
          </table:table-cell>
          <table:table-cell office:string-value="3.0h CM" office:value-type="string" table:number-rows-spanned="1" table:style-name="ada6e83">
            <text:p>3.0h CM</text:p>
          </table:table-cell>
          <table:table-cell table:number-rows-spanned="1" table:style-name="a9788ba"/>
          <table:table-cell office:string-value="12.0h TP" office:value-type="string" table:number-rows-spanned="1" table:style-name="a645f72">
            <text:p>12.0h TP</text:p>
          </table:table-cell>
          <table:table-cell office:string-value="6" office:value-type="string" table:number-rows-spanned="1" table:style-name="ae40495">
            <text:p>6</text:p>
          </table:table-cell>
          <table:table-cell table:number-rows-spanned="1" table:style-name="a2d7d49"/>
          <table:table-cell table:number-rows-spanned="1" table:style-name="a294451"/>
          <table:table-cell table:number-rows-spanned="1" table:style-name="ab55da8"/>
          <table:table-cell table:number-rows-spanned="1" table:style-name="a1a2e6c"/>
          <table:table-cell table:number-rows-spanned="1" table:style-name="ae8890f"/>
        </table:table-row>
        <table:table-row>
          <table:table-cell/>
          <table:table-cell office:string-value="Organisation des entreprisess" office:value-type="string" table:number-rows-spanned="1" table:style-name="a9406be">
            <text:p>Organisation des entreprisess</text:p>
          </table:table-cell>
          <table:table-cell office:string-value="A1DEM07" office:value-type="string" table:number-rows-spanned="1" table:style-name="adb0afa">
            <text:p>A1DEM07</text:p>
          </table:table-cell>
          <table:table-cell office:string-value="Servel" office:value-type="string" table:number-rows-spanned="1" table:style-name="aeaac52">
            <text:p>Servel</text:p>
          </table:table-cell>
          <table:table-cell office:string-value="Carcassonne CMServel CMZouanebDiedhiou" office:value-type="string" table:number-rows-spanned="1" table:style-name="a58379c">
            <text:p>Carcassonne CMServel CMZouanebDiedhiou</text:p>
          </table:table-cell>
          <table:table-cell office:string-value="6.0h CM" office:value-type="string" table:number-rows-spanned="1" table:style-name="ac9b448">
            <text:p>6.0h CM</text:p>
          </table:table-cell>
          <table:table-cell office:string-value="30.0h TD" office:value-type="string" table:number-rows-spanned="1" table:style-name="a69fc1a">
            <text:p>30.0h TD</text:p>
          </table:table-cell>
          <table:table-cell table:number-rows-spanned="1" table:style-name="a4aa36d"/>
          <table:table-cell office:string-value="2 TD" office:value-type="string" table:number-rows-spanned="1" table:style-name="a7fc7bc">
            <text:p>2 TD</text:p>
          </table:table-cell>
          <table:table-cell table:number-rows-spanned="1" table:style-name="add34ed"/>
          <table:table-cell table:number-rows-spanned="1" table:style-name="afadba4"/>
          <table:table-cell table:number-rows-spanned="1" table:style-name="a6590ea"/>
          <table:table-cell table:number-rows-spanned="1" table:style-name="a1c4468"/>
          <table:table-cell table:number-rows-spanned="1" table:style-name="a0b18bd"/>
          <table:table-cell table:number-rows-spanned="1"/>
          <table:table-cell office:string-value="Outils en informatique- Bases de données élémentaires" office:value-type="string" table:number-rows-spanned="1" table:style-name="a8a7007">
            <text:p>Outils en informatique- Bases de données élémentaires</text:p>
          </table:table-cell>
          <table:table-cell office:string-value="A1DEM14" office:value-type="string" table:number-rows-spanned="1" table:style-name="adc94b4">
            <text:p>A1DEM14</text:p>
          </table:table-cell>
          <table:table-cell office:string-value="Mayag" office:value-type="string" table:number-rows-spanned="1" table:style-name="a66ff82">
            <text:p>Mayag</text:p>
          </table:table-cell>
          <table:table-cell office:string-value="Mayag CMBelhoulFu LiangliangMonnetArib" office:value-type="string" table:number-rows-spanned="1" table:style-name="af331f9">
            <text:p>Mayag CMBelhoulFu LiangliangMonnetArib</text:p>
          </table:table-cell>
          <table:table-cell office:string-value="3.0h CM" office:value-type="string" table:number-rows-spanned="1" table:style-name="af9aab1">
            <text:p>3.0h CM</text:p>
          </table:table-cell>
          <table:table-cell table:number-rows-spanned="1" table:style-name="a71645f"/>
          <table:table-cell office:string-value="12.0h TP" office:value-type="string" table:number-rows-spanned="1" table:style-name="a48ffbb">
            <text:p>12.0h TP</text:p>
          </table:table-cell>
          <table:table-cell office:string-value="6" office:value-type="string" table:number-rows-spanned="1" table:style-name="af9c7f8">
            <text:p>6</text:p>
          </table:table-cell>
          <table:table-cell table:number-rows-spanned="1" table:style-name="ab75aac"/>
          <table:table-cell table:number-rows-spanned="1" table:style-name="a94dfc1"/>
          <table:table-cell table:number-rows-spanned="1" table:style-name="a29d161"/>
          <table:table-cell table:number-rows-spanned="1" table:style-name="ada0460"/>
          <table:table-cell table:number-rows-spanned="1" table:style-name="a4d5a4e"/>
        </table:table-row>
        <table:table-row>
          <table:table-cell/>
          <table:table-cell office:string-value="Anglais 1" office:value-type="string" table:number-rows-spanned="1" table:style-name="a30a8f2">
            <text:p>Anglais 1</text:p>
          </table:table-cell>
          <table:table-cell office:string-value="A1DEM05" office:value-type="string" table:number-rows-spanned="1" table:style-name="a7075ee">
            <text:p>A1DEM05</text:p>
          </table:table-cell>
          <table:table-cell office:string-value="Bourrel" office:value-type="string" table:number-rows-spanned="1" table:style-name="afbb3da">
            <text:p>Bourrel</text:p>
          </table:table-cell>
          <table:table-cell office:string-value="Lytle-HassanCountchamJoyceRoquePattieWhitesideLevy-Alimi" office:value-type="string" table:number-rows-spanned="1" table:style-name="a42d644">
            <text:p>Lytle-HassanCountchamJoyceRoquePattieWhitesideLevy-Alimi</text:p>
          </table:table-cell>
          <table:table-cell table:number-rows-spanned="1" table:style-name="a9f7bb2"/>
          <table:table-cell office:string-value="18.0h CMTD" office:value-type="string" table:number-rows-spanned="1" table:style-name="a521061">
            <text:p>18.0h CMTD</text:p>
          </table:table-cell>
          <table:table-cell table:number-rows-spanned="1" table:style-name="a39a1ea"/>
          <table:table-cell office:string-value="12" office:value-type="string" table:number-rows-spanned="1" table:style-name="a8b11eb">
            <text:p>12</text:p>
          </table:table-cell>
          <table:table-cell table:number-rows-spanned="1" table:style-name="a272760"/>
          <table:table-cell table:number-rows-spanned="1" table:style-name="a22b12c"/>
          <table:table-cell table:number-rows-spanned="1" table:style-name="a7c70a4"/>
          <table:table-cell table:number-rows-spanned="1" table:style-name="a3e0998"/>
          <table:table-cell table:number-rows-spanned="1" table:style-name="a5fe390"/>
          <table:table-cell table:number-rows-spanned="1"/>
          <table:table-cell office:string-value="Macroéconomie : analyse de long terme" office:value-type="string" table:number-rows-spanned="1" table:style-name="a040138">
            <text:p>Macroéconomie : analyse de long terme</text:p>
          </table:table-cell>
          <table:table-cell office:string-value="A1DEM12" office:value-type="string" table:number-rows-spanned="1" table:style-name="a4d2241">
            <text:p>A1DEM12</text:p>
          </table:table-cell>
          <table:table-cell office:string-value="Chagny" office:value-type="string" table:number-rows-spanned="1" table:style-name="afef6c2">
            <text:p>Chagny</text:p>
          </table:table-cell>
          <table:table-cell office:string-value="Chagny CMLorreLaffineur" office:value-type="string" table:number-rows-spanned="1" table:style-name="af3d02e">
            <text:p>Chagny CMLorreLaffineur</text:p>
          </table:table-cell>
          <table:table-cell office:string-value="19.5h CM" office:value-type="string" table:number-rows-spanned="1" table:style-name="ad6f6aa">
            <text:p>19.5h CM</text:p>
          </table:table-cell>
          <table:table-cell office:string-value="19.5h TD" office:value-type="string" table:number-rows-spanned="1" table:style-name="ab1b598">
            <text:p>19.5h TD</text:p>
          </table:table-cell>
          <table:table-cell table:number-rows-spanned="1" table:style-name="a013f1b"/>
          <table:table-cell office:string-value="6" office:value-type="string" table:number-rows-spanned="1" table:style-name="afedd34">
            <text:p>6</text:p>
          </table:table-cell>
          <table:table-cell table:number-rows-spanned="1" table:style-name="a3a4024"/>
          <table:table-cell table:number-rows-spanned="1" table:style-name="aa0d0c9"/>
          <table:table-cell table:number-rows-spanned="1" table:style-name="aa9ef52"/>
          <table:table-cell table:number-rows-spanned="1" table:style-name="a4c0a79"/>
          <table:table-cell table:number-rows-spanned="1" table:style-name="a8b9ab7"/>
        </table:table-row>
        <table:table-row>
          <table:table-cell/>
          <table:table-cell office:string-value="LV2 (Allemand / Espagnol)" office:value-type="string" table:number-rows-spanned="1" table:style-name="a402bc6">
            <text:p>LV2 (Allemand / Espagnol)</text:p>
          </table:table-cell>
          <table:table-cell office:string-value="A1ALL01A1ESP01" office:value-type="string" table:number-rows-spanned="1" table:style-name="aee2ac1">
            <text:p>A1ALL01A1ESP01</text:p>
          </table:table-cell>
          <table:table-cell office:string-value="Quinchon-CaudalAmisse" office:value-type="string" table:number-rows-spanned="1" table:style-name="a405ea5">
            <text:p>Quinchon-CaudalAmisse</text:p>
          </table:table-cell>
          <table:table-cell office:string-value="TudoranBarrera GuarinJareno Gila" office:value-type="string" table:number-rows-spanned="1" table:style-name="a66c30a">
            <text:p>TudoranBarrera GuarinJareno Gila</text:p>
          </table:table-cell>
          <table:table-cell table:number-rows-spanned="1" table:style-name="ac1b915"/>
          <table:table-cell office:string-value="18.0h TD" office:value-type="string" table:number-rows-spanned="1" table:style-name="a1141eb">
            <text:p>18.0h TD</text:p>
          </table:table-cell>
          <table:table-cell table:number-rows-spanned="1" table:style-name="aa1b828"/>
          <table:table-cell office:string-value="2 all3 esp" office:value-type="string" table:number-rows-spanned="1" table:style-name="a8703b2">
            <text:p>2 all3 esp</text:p>
          </table:table-cell>
          <table:table-cell table:number-rows-spanned="1" table:style-name="af8e79e"/>
          <table:table-cell table:number-rows-spanned="1" table:style-name="a74e2c8"/>
          <table:table-cell table:number-rows-spanned="1" table:style-name="acbf788"/>
          <table:table-cell table:number-rows-spanned="1" table:style-name="a148146"/>
          <table:table-cell table:number-rows-spanned="1" table:style-name="a75f2ff"/>
          <table:table-cell table:number-rows-spanned="1"/>
          <table:table-cell office:string-value="Anglais 2" office:value-type="string" table:number-rows-spanned="1" table:style-name="a2794e9">
            <text:p>Anglais 2</text:p>
          </table:table-cell>
          <table:table-cell office:string-value="A1DEM13" office:value-type="string" table:number-rows-spanned="1" table:style-name="a27ae0c">
            <text:p>A1DEM13</text:p>
          </table:table-cell>
          <table:table-cell office:string-value="Bourrel" office:value-type="string" table:number-rows-spanned="1" table:style-name="ad9a0fc">
            <text:p>Bourrel</text:p>
          </table:table-cell>
          <table:table-cell office:string-value="Lytle-HassanCountchamJoyceRoquePattieWhitesideOrgeret" office:value-type="string" table:number-rows-spanned="1" table:style-name="ac9f1b4">
            <text:p>Lytle-HassanCountchamJoyceRoquePattieWhitesideOrgeret</text:p>
          </table:table-cell>
          <table:table-cell table:number-rows-spanned="1" table:style-name="add0f1a"/>
          <table:table-cell office:string-value="19.5h CMTD" office:value-type="string" table:number-rows-spanned="1" table:style-name="adef4c0">
            <text:p>19.5h CMTD</text:p>
          </table:table-cell>
          <table:table-cell table:number-rows-spanned="1" table:style-name="a0d5528"/>
          <table:table-cell office:string-value="12" office:value-type="string" table:number-rows-spanned="1" table:style-name="a34d033">
            <text:p>12</text:p>
          </table:table-cell>
          <table:table-cell table:number-rows-spanned="1" table:style-name="a2709b8"/>
          <table:table-cell table:number-rows-spanned="1" table:style-name="abf8331"/>
          <table:table-cell table:number-rows-spanned="1" table:style-name="ab2f01c"/>
          <table:table-cell table:number-rows-spanned="1" table:style-name="a4d0ce5"/>
          <table:table-cell table:number-rows-spanned="1" table:style-name="aa6e84d"/>
        </table:table-row>
        <table:table-row>
          <table:table-cell/>
          <table:table-cell office:string-value="Anglais soutien S1" office:value-type="string" table:number-rows-spanned="1" table:style-name="a57c8e6">
            <text:p>Anglais soutien S1</text:p>
          </table:table-cell>
          <table:table-cell office:string-value="A1SOU01" office:value-type="string" table:number-rows-spanned="1" table:style-name="a82f966">
            <text:p>A1SOU01</text:p>
          </table:table-cell>
          <table:table-cell office:string-value="Bourrel" office:value-type="string" table:number-rows-spanned="1" table:style-name="a4ad4e3">
            <text:p>Bourrel</text:p>
          </table:table-cell>
          <table:table-cell office:string-value="Joyce" office:value-type="string" table:number-rows-spanned="1" table:style-name="ab71cbd">
            <text:p>Joyce</text:p>
          </table:table-cell>
          <table:table-cell table:number-rows-spanned="1" table:style-name="a7bbc63"/>
          <table:table-cell office:string-value="19.5h TD" office:value-type="string" table:number-rows-spanned="1" table:style-name="a7c1cd0">
            <text:p>19.5h TD</text:p>
          </table:table-cell>
          <table:table-cell table:number-rows-spanned="1" table:style-name="a2beb68"/>
          <table:table-cell office:string-value="1" office:value-type="string" table:number-rows-spanned="1" table:style-name="a43e06a">
            <text:p>1</text:p>
          </table:table-cell>
          <table:table-cell table:number-rows-spanned="1" table:style-name="ac7237b"/>
          <table:table-cell table:number-rows-spanned="1" table:style-name="a420acb"/>
          <table:table-cell table:number-rows-spanned="1" table:style-name="a281c96"/>
          <table:table-cell table:number-rows-spanned="1" table:style-name="a761d0a"/>
          <table:table-cell table:number-rows-spanned="1" table:style-name="ad551d3"/>
          <table:table-cell table:number-rows-spanned="1"/>
          <table:table-cell office:string-value="LV2 (Allemand / Espagnol)" office:value-type="string" table:number-rows-spanned="1" table:style-name="a726225">
            <text:p>LV2 (Allemand / Espagnol)</text:p>
          </table:table-cell>
          <table:table-cell office:string-value="" office:value-type="string" table:number-rows-spanned="1" table:style-name="a66e0db">
            <text:p/>
          </table:table-cell>
          <table:table-cell table:number-rows-spanned="1" table:style-name="a25aa40"/>
          <table:table-cell table:number-rows-spanned="1" table:style-name="a971863"/>
          <table:table-cell table:number-rows-spanned="1" table:style-name="a050f74"/>
          <table:table-cell office:string-value="19.5h TD" office:value-type="string" table:number-rows-spanned="1" table:style-name="af3df32">
            <text:p>19.5h TD</text:p>
          </table:table-cell>
          <table:table-cell table:number-rows-spanned="1" table:style-name="a1924f0"/>
          <table:table-cell office:string-value="2 all3 esp" office:value-type="string" table:number-rows-spanned="1" table:style-name="aa8e118">
            <text:p>2 all3 esp</text:p>
          </table:table-cell>
          <table:table-cell table:number-rows-spanned="1" table:style-name="aefad69"/>
          <table:table-cell table:number-rows-spanned="1" table:style-name="a260a86"/>
          <table:table-cell table:number-rows-spanned="1" table:style-name="a84aaa2"/>
          <table:table-cell table:number-rows-spanned="1" table:style-name="a619b8f"/>
          <table:table-cell table:number-rows-spanned="1" table:style-name="a754f71"/>
        </table:table-row>
        <table:table-row>
          <table:table-cell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office:string-value="Anglais soutien S2" office:value-type="string" table:number-rows-spanned="1" table:style-name="ab92e5b">
            <text:p>Anglais soutien S2</text:p>
          </table:table-cell>
          <table:table-cell office:string-value="A1SOU02" office:value-type="string" table:number-rows-spanned="1" table:style-name="a1ff31b">
            <text:p>A1SOU02</text:p>
          </table:table-cell>
          <table:table-cell office:string-value="Bourrel" office:value-type="string" table:number-rows-spanned="1" table:style-name="a0d9e23">
            <text:p>Bourrel</text:p>
          </table:table-cell>
          <table:table-cell office:string-value="Joyce" office:value-type="string" table:number-rows-spanned="1" table:style-name="a66be17">
            <text:p>Joyce</text:p>
          </table:table-cell>
          <table:table-cell table:number-rows-spanned="1" table:style-name="a5316c0"/>
          <table:table-cell office:string-value="19.5h TD" office:value-type="string" table:number-rows-spanned="1" table:style-name="ae5b597">
            <text:p>19.5h TD</text:p>
          </table:table-cell>
          <table:table-cell table:number-rows-spanned="1" table:style-name="a1e6477"/>
          <table:table-cell office:string-value="1" office:value-type="string" table:number-rows-spanned="1" table:style-name="a414c55">
            <text:p>1</text:p>
          </table:table-cell>
          <table:table-cell table:number-rows-spanned="1" table:style-name="aee1e7b"/>
          <table:table-cell table:number-rows-spanned="1" table:style-name="a45f48b"/>
          <table:table-cell table:number-rows-spanned="1" table:style-name="a30be51"/>
          <table:table-cell table:number-rows-spanned="1" table:style-name="a7c982d"/>
          <table:table-cell table:number-rows-spanned="1" table:style-name="ab36112"/>
        </table:table-row>
        <table:table-row>
          <table:table-cell/>
          <table:table-cell office:string-value="COMMENTAIRES" office:value-type="string" table:number-rows-spanned="1" table:style-name="a9e10cd">
            <text:p>COMMENTAIRES</text:p>
          </table:table-cell>
          <table:table-cell table:number-columns-spanned="12" table:number-rows-spanned="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office:string-value="DROIT C2I" office:value-type="string" table:number-rows-spanned="1" table:style-name="a8899a0">
            <text:p>DROIT C2I</text:p>
          </table:table-cell>
          <table:table-cell office:string-value="A0MID21" office:value-type="string" table:number-rows-spanned="1" table:style-name="a070f40">
            <text:p>A0MID21</text:p>
          </table:table-cell>
          <table:table-cell table:number-rows-spanned="1" table:style-name="a9b50a0"/>
          <table:table-cell office:string-value="Batusanski" office:value-type="string" table:number-rows-spanned="1" table:style-name="a073a97">
            <text:p>Batusanski</text:p>
          </table:table-cell>
          <table:table-cell office:string-value="18.0h CM" office:value-type="string" table:number-rows-spanned="1" table:style-name="adc1c12">
            <text:p>18.0h CM</text:p>
          </table:table-cell>
          <table:table-cell table:number-rows-spanned="1" table:style-name="a7ae918"/>
          <table:table-cell table:number-rows-spanned="1" table:style-name="a3c5ae7"/>
          <table:table-cell office:string-value="1" office:value-type="string" table:number-rows-spanned="1" table:style-name="a75ff4b">
            <text:p>1</text:p>
          </table:table-cell>
          <table:table-cell table:number-rows-spanned="1" table:style-name="a892b52"/>
          <table:table-cell table:number-rows-spanned="1" table:style-name="ac88b41"/>
          <table:table-cell table:number-rows-spanned="1" table:style-name="afaf0ff"/>
          <table:table-cell table:number-rows-spanned="1" table:style-name="a421517"/>
          <table:table-cell table:number-rows-spanned="1" table:style-name="a2997ff"/>
        </table:table-row>
        <table:table-row>
          <table:table-cell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</table:table-row>
        <table:table-row>
          <table:table-cell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office:string-value="COMMENTAIRES" office:value-type="string" table:number-rows-spanned="1" table:style-name="a659393">
            <text:p>COMMENTAIRES</text:p>
          </table:table-cell>
          <table:table-cell table:number-columns-spanned="12" table:number-rows-spanned="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  <table:table-row>
          <table:table-cell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  <table:table-row>
          <table:table-cell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  <table:table-row>
          <table:table-cell/>
          <table:table-cell table:number-rows-spanned="1"/>
          <table:table-cell table:number-columns-repeated="12"/>
          <table:table-cell table:number-rows-spanned="1"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  <table:table-row>
          <table:table-cell/>
          <table:table-cell table:number-rows-spanned="1"/>
          <table:table-cell table:number-columns-repeated="12"/>
          <table:table-cell table:number-rows-spanned="1"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</table:table>
    </office:spreadshee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2pt" style:font-name="Calibri" style:font-name-asian="Calibri" style:font-name-complex="Calibri" style:font-size-asian="12pt" style:font-size-complex="12pt"/>
    </style:style>
    <style:default-style style:family="graphic">
      <style:graphic-properties draw:fill="solid" draw:fill-color="#4472c4" draw:opacity="100%" draw:stroke="solid" draw:stroke-linejoin="miter" svg:stroke-color="#2f528f" svg:stroke-linecap="butt" svg:stroke-opacity="100%" svg:stroke-width="0.01389in"/>
    </style:default-style>
  </office:styles>
  <office:automatic-styles>
    <style:page-layout style:name="pm1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2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71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imprimé le<text:s/><text:date>???</text:date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226</meta:generator>
    <meta:initial-creator>dpt Mido</meta:initial-creator>
    <dc:creator>Louis Fontaine</dc:creator>
    <meta:creation-date>2015-04-07T09:28:56Z</meta:creation-date>
    <dc:date>2018-05-14T17:39:03Z</dc:date>
    <meta:print-date>2016-05-10T12:40:45Z</meta:print-date>
  </office:meta>
</office:document-meta>
</file>